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01cm"/>
    </style:style>
    <style:style style:name="co2" style:family="table-column">
      <style:table-column-properties fo:break-before="auto" style:column-width="27.1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6.774cm"/>
    </style:style>
    <style:style style:name="co5" style:family="table-column">
      <style:table-column-properties fo:break-before="auto" style:column-width="7.789cm"/>
    </style:style>
    <style:style style:name="co6" style:family="table-column">
      <style:table-column-properties fo:break-before="auto" style:column-width="33.4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Mono" style:font-name-asian="Liberation Mono" style:font-name-complex="Liberation Mono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Source Text</text:p>
          </table:table-cell>
          <table:table-cell table:style-name="ce1" office:value-type="string" calcext:value-type="string">
            <text:p>Translation</text:p>
          </table:table-cell>
          <table:table-cell table:style-name="ce4" table:number-columns-repeated="16382"/>
        </table:table-row>
        <table:table-row table:style-name="ro1">
          <table:table-cell office:value-type="string" calcext:value-type="string">
            <text:p>Despite her trepidation, she decided to throw caution to the wind and embark on the ambitious journey she'd dreamt about since childhood.</text:p>
          </table:table-cell>
          <table:table-cell office:value-type="string" calcext:value-type="string">
            <text:p>Несмотря на опасения, она решила отбросить осторожность и отправиться в смелое путешествие, о котором мечтала с детства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multifaceted ramifications of the legislation, particularly regarding environmental sustainability, remain hotly debated among experts.</text:p>
          </table:table-cell>
          <table:table-cell office:value-type="string" calcext:value-type="string">
            <text:p>Многосторонние последствия этого законодательства, особенно в отношении экологической устойчивости, до сих пор вызывают ожесточённые споры среди экспертов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 sooner had the clock struck midnight than the inconspicuous thief, blending with the shadows, vanished without a trace.</text:p>
          </table:table-cell>
          <table:table-cell office:value-type="string" calcext:value-type="string">
            <text:p>Едва часы пробили полночь, как незаметный вор, слившись с тенями, исчез бесследно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le he claims to have turned over a new leaf, many remain skeptical of his sudden transformation and unwavering altruism.</text:p>
          </table:table-cell>
          <table:table-cell office:value-type="string" calcext:value-type="string">
            <text:p>Хотя он утверждает, что начал новую жизнь, многие скептически относятся к его внезапной перемене и непоколебимому альтруизму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onically, the silent acquiescence of the crowd spoke volumes about their collective disillusionment with the system.</text:p>
          </table:table-cell>
          <table:table-cell office:value-type="string" calcext:value-type="string">
            <text:p>Как ни парадоксально, молчаливое согласие толпы красноречиво свидетельствовало об их общем разочаровании в системе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committee’s decision, though ostensibly based on meritocracy, was ultimately influenced by behind-the-scenes lobbying.</text:p>
          </table:table-cell>
          <table:table-cell office:value-type="string" calcext:value-type="string">
            <text:p>Решение комитета, хотя внешне и основывалось на принципах меритократии, в итоге было принято под влиянием закулисного лоббирования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idiom 'barking up the wrong tree' aptly described his futile attempts to locate the source of the recurring problem.</text:p>
          </table:table-cell>
          <table:table-cell office:value-type="string" calcext:value-type="string">
            <text:p>Идиома «лаять не на то дерево» как нельзя лучше описывала его тщетные попытки найти источник повторяющейся проблемы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f push comes to shove, it is essential to prioritize ethical considerations over expedient but morally dubious solutions.</text:p>
          </table:table-cell>
          <table:table-cell office:value-type="string" calcext:value-type="string">
            <text:p>В случае крайней необходимости важно ставить этические соображения выше практичных, но сомнительных с моральной точки зрения решений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 navigated the labyrinthine bureaucracy with preternatural patience, undeterred by the perpetual red tape and obfuscation.</text:p>
          </table:table-cell>
          <table:table-cell office:value-type="string" calcext:value-type="string">
            <text:p>Она преодолевала лабиринты бюрократии с нечеловеческим терпением, не смущаясь постоянных проволочек и путаницы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protagonist’s internal monologue oscillated between existential dread and fleeting moments of ecstatic revelation.</text:p>
          </table:table-cell>
          <table:table-cell office:value-type="string" calcext:value-type="string">
            <text:p>Внутренний монолог главного героя колебался между экзистенциальным ужасом и мимолетными моментами восторженного прозрения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pite the ostentatious display of opulence at the gala, whispers regarding the host’s shady dealings permeated the lavish event.</text:p>
          </table:table-cell>
          <table:table-cell office:value-type="string" calcext:value-type="string">
            <text:p>Несмотря на показное богатство на балу, слухи о сомнительных делах хозяина проникали даже на этот роскошный вечер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ught between Scylla and Charybdis, he faced an unenviable dilemma with no favorable outcome in sight.</text:p>
          </table:table-cell>
          <table:table-cell office:value-type="string" calcext:value-type="string">
            <text:p>Оказавшись между Сциллой и Харибдой, он столкнулся с непростой дилеммой, не видя благоприятного исхода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technological singularity, while a fascinating theoretical concept, engenders both utopian hopes and dystopian fears.</text:p>
          </table:table-cell>
          <table:table-cell office:value-type="string" calcext:value-type="string">
            <text:p>Технологическая сингулярность, являясь увлекательной теоретической концепцией, порождает как утопические надежды, так и дистопические страх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hough he wears many hats within the organization, his hands-on approach occasionally ruffles feathers among the old guard.</text:p>
          </table:table-cell>
          <table:table-cell office:value-type="string" calcext:value-type="string">
            <text:p>Хотя в организации он выполняет много ролей, его практичный подход иногда раздражает представителей старой гварди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painter’s magnum opus juxtaposes vibrant colors with subtle symbolism, inviting myriad interpretations from critics.</text:p>
          </table:table-cell>
          <table:table-cell office:value-type="string" calcext:value-type="string">
            <text:p>Шедевр художника сочетает яркие цвета с тонкой символикой, побуждая критиков к разнообразным интерпретациям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sudden, inexplicable power outage threw the intricately scheduled operation into disarray, causing a cascading series of delays.</text:p>
          </table:table-cell>
          <table:table-cell office:value-type="string" calcext:value-type="string">
            <text:p>Внезапное и необъяснимое отключение электроэнергии нарушило тщательно спланированную операцию, вызвав цепь задержек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 the most perspicacious observers failed to anticipate the seismic shift that would reshape the entire geopolitical landscape.</text:p>
          </table:table-cell>
          <table:table-cell office:value-type="string" calcext:value-type="string">
            <text:p>Даже самые проницательные аналитики не смогли предугадать тектонический сдвиг, который изменил всю геополитическую картину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 tongue in cheek, she recounted her misadventures, masterfully blending self-deprecation with razor-sharp wit.</text:p>
          </table:table-cell>
          <table:table-cell office:value-type="string" calcext:value-type="string">
            <text:p>С иронией она рассказывала о своих неудачах, мастерски сочетая самоиронию с остроумными замечаниям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y some traditions persist despite their obsolescence remains a conundrum, baffling sociologists and laypeople alike.</text:p>
          </table:table-cell>
          <table:table-cell office:value-type="string" calcext:value-type="string">
            <text:p>Почему некоторые традиции сохраняются, несмотря на их устарелость, остаётся загадкой, приводящей в замешательство как социологов, так и обычных людей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protagonist’s Sisyphean quest for truth is continually thwarted by pernicious misinformation and entrenched interests.</text:p>
          </table:table-cell>
          <table:table-cell office:value-type="string" calcext:value-type="string">
            <text:p>Сизифов труд главного героя по поиску истины постоянно срывается из-за пагубной дезинформации и укоренившихся интересов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d he not procrastinated, he might have averted the catastrophic consequences that ensued from his indecision.</text:p>
          </table:table-cell>
          <table:table-cell office:value-type="string" calcext:value-type="string">
            <text:p>Если бы он не откладывал всё на потом, возможно, ему удалось бы избежать катастрофических последствий своей нерешительност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wing parallels between ancient myths and contemporary issues enriches our understanding of modern human behavior.</text:p>
          </table:table-cell>
          <table:table-cell office:value-type="string" calcext:value-type="string">
            <text:p>Проведение параллелей между древними мифами и современными проблемами обогащает наше понимание современного человеческого поведения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 pursuit of perfection, the chef tinkered obsessively with her recipe, ever wary of diminishing returns and culinary hubris.</text:p>
          </table:table-cell>
          <table:table-cell office:value-type="string" calcext:value-type="string">
            <text:p>В погоне за совершенством шеф-повар фанатично дорабатывала свой рецепт, опасаясь эффекта убывающей отдачи и кулинарной самоуверенност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staggering disparity between intent and outcome became glaringly apparent only in the project’s aftermath.</text:p>
          </table:table-cell>
          <table:table-cell office:value-type="string" calcext:value-type="string">
            <text:p>Разительное несоответствие между задуманным и результатом стало очевидным лишь по завершении проекта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 wears his heart on his sleeve, but this unguarded sincerity often renders him susceptible to manipulation.</text:p>
          </table:table-cell>
          <table:table-cell office:value-type="string" calcext:value-type="string">
            <text:p>Он носит сердце на рукаве, но эта открытая искренность часто делает его уязвимым к манипуляциям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corollary of absolute freedom, paradoxically, can be a profound sense of alienation and existential malaise.</text:p>
          </table:table-cell>
          <table:table-cell office:value-type="string" calcext:value-type="string">
            <text:p>Парадоксальным следствием абсолютной свободы может оказаться глубокое ощущение отчуждённости и экзистенциального дискомфорта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fine line between constructive criticism and gratuitous disparagement is often blurred in anonymous online forums.</text:p>
          </table:table-cell>
          <table:table-cell office:value-type="string" calcext:value-type="string">
            <text:p>Тонкая грань между конструктивной критикой и необоснованным унижением часто размыта на анонимных интернет-форумах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 the faint strains of the elegy echoed through the hall, a palpable sense of collective mourning descended upon the audience.</text:p>
          </table:table-cell>
          <table:table-cell office:value-type="string" calcext:value-type="string">
            <text:p>Когда по залу разнеслись тихие звуки элегии, на аудиторию опустилось ощутимое чувство коллективного траура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able to reconcile her personal aspirations with familial expectations, she found herself at a crossroads, paralyzed by indecision.</text:p>
          </table:table-cell>
          <table:table-cell office:value-type="string" calcext:value-type="string">
            <text:p>Не сумев совместить личные устремления с семейными ожиданиями, она оказалась на распутье, парализованная нерешительностью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intricacies of quantum entanglement continue to elude those who seek intuitive explanations for non-local phenomena.</text:p>
          </table:table-cell>
          <table:table-cell office:value-type="string" calcext:value-type="string">
            <text:p>Сложности квантовой запутанности продолжают ускользать от тех, кто ищет интуитивные объяснения нелокальным явлениям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’s not uncommon for him to scarcely avoid misunderstandings that aren’t entirely unavoidable in such convoluted negotiations.</text:p>
          </table:table-cell>
          <table:table-cell office:value-type="string" calcext:value-type="string">
            <text:p>Для него нередко едва удаётся избежать недопонимания, которое не полностью неизбежно в таких запутанных переговорах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 decided to bite the bullet and spill the beans about the elephant in the room, come hell or high water.</text:p>
          </table:table-cell>
          <table:table-cell office:value-type="string" calcext:value-type="string">
            <text:p>Она решила взять быка за рога и выложить всё как на духу о назревшей проблеме, несмотря ни на что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project fell through after they blew up at each other over who would cave in to the client’s demands first.</text:p>
          </table:table-cell>
          <table:table-cell office:value-type="string" calcext:value-type="string">
            <text:p>Проект провалился после того, как они устроили скандал из-за того, кто первым уступит требованиям клиента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d the committee been privy to the facts, they might never have greenlit such a half-baked scheme.</text:p>
          </table:table-cell>
          <table:table-cell office:value-type="string" calcext:value-type="string">
            <text:p>Будь комитет осведомлён о фактах, он вряд ли одобрил бы столь сырую затею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office’s white elephant gift exchange left everyone stuck with useless trinkets they couldn’t regift.</text:p>
          </table:table-cell>
          <table:table-cell office:value-type="string" calcext:value-type="string">
            <text:p>Обмен бесполезными подарками в офисе оставил всех с ненужными безделушками, которые нельзя было передаррить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ting relatives can be tedious, especially when they insist on recounting dreams you had as a child verbatim.</text:p>
          </table:table-cell>
          <table:table-cell office:value-type="string" calcext:value-type="string">
            <text:p>Визиты родственников могут утомлять, особенно если они настаивают на дословном пересказе твоих детских снов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 used to procrastinate by binge-watching shows he’d already seen, which only exacerbated his inertia.</text:p>
          </table:table-cell>
          <table:table-cell office:value-type="string" calcext:value-type="string">
            <text:p>Раньше он прокрастинировал, бесконечно пересматривая сериалы, что лишь усугубляло его апатию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novelist’s prose was so purple, it veered into ultraviolet, drowning subtlety in a sea of florid metaphors.</text:p>
          </table:table-cell>
          <table:table-cell office:value-type="string" calcext:value-type="string">
            <text:p>Проза романиста была настолько вычурной, что граничила с абсурдом, топя тонкость в море цветистых метафор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 should have could have finished the report, but you would have needed to prioritize it over cat videos.</text:p>
          </table:table-cell>
          <table:table-cell office:value-type="string" calcext:value-type="string">
            <text:p>Тебе следовало бы закончить отчёт, но для этого пришлось бы поставить его выше видео с котикам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y regretted not having started saving sooner after realizing retiring early required meticulous planning.</text:p>
          </table:table-cell>
          <table:table-cell office:value-type="string" calcext:value-type="string">
            <text:p>Они сожалели, что не начали копить раньше, осознав, что досрочный выход на пенсию требует тщательного планирования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 book on the shelf caught her eye—the very book she’d been seeking since the incident at the riverbank.</text:p>
          </table:table-cell>
          <table:table-cell office:value-type="string" calcext:value-type="string">
            <text:p>Книга на полке привлекла её внимание — та самая книга, которую она искала с момента происшествия на берегу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proposal was unexpectedly torpedoed by stakeholders who had initially seemed amenable to its radical tenets.</text:p>
          </table:table-cell>
          <table:table-cell office:value-type="string" calcext:value-type="string">
            <text:p>Предложение неожиданно заблокировали заинтересованные стороны, изначально казавшиеся лояльными к его радикальным принципам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 every consultant agreed with all recommendations, though most endorsed some with reservations.</text:p>
          </table:table-cell>
          <table:table-cell office:value-type="string" calcext:value-type="string">
            <text:p>Не все консультанты согласились со всеми рекомендациями, хотя большинство одобрили некоторые с оговоркам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 can speak Mandarin better than he can Cantonese, but neither can manage Shanghainese.</text:p>
          </table:table-cell>
          <table:table-cell office:value-type="string" calcext:value-type="string">
            <text:p>Она говорит на мандарине лучше, чем он на кантонском, но ни тот ни другой не знают шанхайского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CEO’s off-the-cuff remarks sparked fierce backlash, forcing her to walk back her comments hastily.</text:p>
          </table:table-cell>
          <table:table-cell office:value-type="string" calcext:value-type="string">
            <text:p>Импровизированные замечания гендиректора вызвали жёсткую реакцию, заставив её поспешно откреститься от своих слов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d he been aware she would balk at the proposal, he might never have floated it in the first place.</text:p>
          </table:table-cell>
          <table:table-cell office:value-type="string" calcext:value-type="string">
            <text:p>Знай он, что она воспротивится предложению, он вряд ли бы вообще его озвучил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lgorithm, which developers had tweaked relentlessly until it performed flawlessly, still baffled end-users.</text:p>
          </table:table-cell>
          <table:table-cell office:value-type="string" calcext:value-type="string">
            <text:p>Алгоритм, который разработчики бесконечно правили, пока он не стал работать идеально, всё равно ставил пользователей в тупик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 obstinate refusal to compromise, while principled, struck colleagues as pigheaded and counterproductive.</text:p>
          </table:table-cell>
          <table:table-cell office:value-type="string" calcext:value-type="string">
            <text:p>Его упорный отказ идти на компромисс, хоть и принципиальный, казался коллегам упёртым и контрпродуктивным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ctual fabricator eventually confessed to the deception, but not before the pretend sympathizer was exonerated.</text:p>
          </table:table-cell>
          <table:table-cell office:value-type="string" calcext:value-type="string">
            <text:p>Настоящий фальсификатор в итоге признался в обмане, но лишь после того, как мнимый сочувствующий был оправдан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 career was a rollercoaster: meteoric rises punctuated by nosedives into professional obscurity.</text:p>
          </table:table-cell>
          <table:table-cell office:value-type="string" calcext:value-type="string">
            <text:p>Её карьера была американскими горками: взлёты к славе сменялись падениями в профессиональную безвестность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minister’s conviction for corruption shocked the public, though his earlier speeches about integrity rang hollow.</text:p>
          </table:table-cell>
          <table:table-cell office:value-type="string" calcext:value-type="string">
            <text:p>Осуждение министра за коррупцию шокировало публику, хотя его прежние речи о честности звучали фальшиво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 start drafting the report immediately, but don’t bother finalizing it until we get the figures.</text:p>
          </table:table-cell>
          <table:table-cell office:value-type="string" calcext:value-type="string">
            <text:p>Немедленно начни составлять отчёт, но не заканчивай его, пока не получим цифры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t that here, then take these there before yesterday’s mess becomes tomorrow’s crisis.</text:p>
          </table:table-cell>
          <table:table-cell office:value-type="string" calcext:value-type="string">
            <text:p>Поставь это вот здесь, потом отнеси то вон туда, пока вчерашний беспорядок не стал завтрашним кризисом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 'helpful' suggestions invariably created more work for everyone—a truly masterful display of incompetence.</text:p>
          </table:table-cell>
          <table:table-cell office:value-type="string" calcext:value-type="string">
            <text:p>Его 'полезные' советы неизменно создавали всем больше работы — поистине мастерское профнепригодности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startup’s agile methodology was a façade; their workflow was actually über-bureaucratic.</text:p>
          </table:table-cell>
          <table:table-cell office:value-type="string" calcext:value-type="string">
            <text:p>Гибкая методология стартапа была фасадом: их workflow был сверхбюрократичным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 didn’t join the protest because she feared repercussions—she genuinely disagreed with its aims.</text:p>
          </table:table-cell>
          <table:table-cell office:value-type="string" calcext:value-type="string">
            <text:p>Она не присоединилась к протесту не из-за страха последствий, а потому что искренне не разделяла его целей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concert was so loud, it felt like being trapped inside a jet engine during a volcanic eruption.</text:p>
          </table:table-cell>
          <table:table-cell office:value-type="string" calcext:value-type="string">
            <text:p>Концерт был таким громким, будто тебя заперли в реактивном двигателе во время извержения вулкана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ter being 'let go,' he spent months 'between opportunities' before 'pivoting to consulting.'</text:p>
          </table:table-cell>
          <table:table-cell office:value-type="string" calcext:value-type="string">
            <text:p>После 'увольнения' он провёл месяцы 'в поиске работы', прежде чем 'переквалифицироваться в консультанты'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l, the project is sort of finished—if you ignore the bugs, which, frankly, are kind of a big deal.</text:p>
          </table:table-cell>
          <table:table-cell office:value-type="string" calcext:value-type="string">
            <text:p>Ну, проект вроде как готов... если не считать багов, которые, честно говоря, довольно серьёзные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ineffable quality of her artistry transcended mere technique, embodying a je ne sais quoi that defied analysis.</text:p>
          </table:table-cell>
          <table:table-cell office:value-type="string" calcext:value-type="string">
            <text:p>Невыразимое качество её искусства выходило за рамки техники, воплощая некое je ne sais quoi, не поддающееся анализу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CEO's off-the-cuff remarks about the merger were a double-edged sword; they boosted morale but alarmed investors.</text:p>
          </table:table-cell>
          <table:table-cell table:style-name="ce3" office:value-type="string" calcext:value-type="string">
            <text:p>Импровизированные замечания генерального директора о слиянии были обоюдоострым мечом: они подняли боевой дух, но встревожили инвесторов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She was at her wit's end trying to reconcile the contradictory data, which was like comparing apples to oranges.</text:p>
          </table:table-cell>
          <table:table-cell table:style-name="ce3" office:value-type="string" calcext:value-type="string">
            <text:p>Она была в полном отчаянии, пытаясь согласовать противоречивые данные, что было похоже на сравнение тёплого с мягким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roject is on the back burner for now, but we'll cross that bridge when we come to it.</text:p>
          </table:table-cell>
          <table:table-cell table:style-name="ce3" office:value-type="string" calcext:value-type="string">
            <text:p>Сейчас проект отложен на дальнюю полку, но мы решим эту проблему, когда до неё дойдёт дело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is suggestion to overhaul the system was a shot in the dark, but it paid off against all odds.</text:p>
          </table:table-cell>
          <table:table-cell table:style-name="ce3" office:value-type="string" calcext:value-type="string">
            <text:p>Его предложение полностью переработать систему было выстрелом в темноту, но оно окупилось вопреки всем ожиданиям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team's synergy is not set in stone; it's a work in progress that requires constant nurturing.</text:p>
          </table:table-cell>
          <table:table-cell table:style-name="ce3" office:value-type="string" calcext:value-type="string">
            <text:p>Синергия команды не высечена в камне; это развивающийся процесс, требующий постоянной поддержк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y decided to bite the bullet and implement the unpopular policy, knowing it was a necessary evil.</text:p>
          </table:table-cell>
          <table:table-cell table:style-name="ce3" office:value-type="string" calcext:value-type="string">
            <text:p>Они решили стиснуть зубы и внедрить непопулярную политику, зная, что это меньшее из зол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olitician's promise to lower taxes was just lip service; his actions spoke louder than words.</text:p>
          </table:table-cell>
          <table:table-cell table:style-name="ce3" office:value-type="string" calcext:value-type="string">
            <text:p>Обещание политика снизить налоги было пустыми словами; его действия говорили громче любых рече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software update was a blessing in disguise; it fixed critical bugs while introducing minor inconveniences.</text:p>
          </table:table-cell>
          <table:table-cell table:style-name="ce3" office:value-type="string" calcext:value-type="string">
            <text:p>Обновление программного обеспечения оказалось скрытым благом: оно исправило критические ошибки, хотя и создало мелкие неудобств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We're not out of the woods yet; the initial success is just the tip of the iceberg.</text:p>
          </table:table-cell>
          <table:table-cell table:style-name="ce3" office:value-type="string" calcext:value-type="string">
            <text:p>Мы ещё не выбрались из чащи; первоначальный успех — лишь верхушка айсберг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r explanation was crystal clear, but it went in one ear and out the other for the distracted audience.</text:p>
          </table:table-cell>
          <table:table-cell table:style-name="ce3" office:value-type="string" calcext:value-type="string">
            <text:p>Её объяснение было кристально ясным, но рассеянная аудитория пропустила его мимо уше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new regulations are a bitter pill to swallow, but they are for the greater good.</text:p>
          </table:table-cell>
          <table:table-cell table:style-name="ce3" office:value-type="string" calcext:value-type="string">
            <text:p>Новые правила — горькая пилюля, но они необходимы для общего благ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 took the criticism with a grain of salt, knowing it came from a biased source.</text:p>
          </table:table-cell>
          <table:table-cell table:style-name="ce3" office:value-type="string" calcext:value-type="string">
            <text:p>Он воспринял критику с долей скепсиса, зная, что она исходит из предвзятого источник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sudden resignation of the director threw a spanner in the works of our carefully laid plans.</text:p>
          </table:table-cell>
          <table:table-cell table:style-name="ce3" office:value-type="string" calcext:value-type="string">
            <text:p>Внезапная отставка директора подбросила дров в огонь наших тщательно продуманных планов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company's meteoric rise to fame was a flash in the pan; it soon went bankrupt.</text:p>
          </table:table-cell>
          <table:table-cell table:style-name="ce3" office:value-type="string" calcext:value-type="string">
            <text:p>Стремительный взлёт компании к славе оказался мыльным пузырём; вскоре она обанкротилась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She has a knack for thinking outside the box, which often leads to innovative solutions.</text:p>
          </table:table-cell>
          <table:table-cell table:style-name="ce3" office:value-type="string" calcext:value-type="string">
            <text:p>У неё есть талант мыслить нешаблонно, что часто приводит к новаторским решениям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negotiations hit a snag when the issue of intellectual property rights reared its ugly head.</text:p>
          </table:table-cell>
          <table:table-cell table:style-name="ce3" office:value-type="string" calcext:value-type="string">
            <text:p>Переговоры зашли в тупик, когда подняла голову проблема прав на интеллектуальную собственность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is apology was half-baked and failed to address the elephant in the room.</text:p>
          </table:table-cell>
          <table:table-cell table:style-name="ce3" office:value-type="string" calcext:value-type="string">
            <text:p>Его извинения были сыроваты и не затрагивали главную проблему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team's enthusiasm is infectious; it's like a breath of fresh air in this stagnant environment.</text:p>
          </table:table-cell>
          <table:table-cell table:style-name="ce3" office:value-type="string" calcext:value-type="string">
            <text:p>Энтузиазм команды заразителен; он как глоток свежего воздуха в этой затхлой атмосфере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manager's decision to play favorites has opened a can of worms, causing resentment among employees.</text:p>
          </table:table-cell>
          <table:table-cell table:style-name="ce3" office:value-type="string" calcext:value-type="string">
            <text:p>Решение менеджера играть в фаворитов открыло ящик Пандоры, вызвав недовольство среди сотрудников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y are beating around the bush instead of addressing the core issue head-on.</text:p>
          </table:table-cell>
          <table:table-cell table:style-name="ce3" office:value-type="string" calcext:value-type="string">
            <text:p>Они ходят вокруг да около вместо того, чтобы решать суть проблемы в лоб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roject's budget was cut to the bone, forcing us to do more with less.</text:p>
          </table:table-cell>
          <table:table-cell table:style-name="ce3" office:value-type="string" calcext:value-type="string">
            <text:p>Бюджет проекта урезали до предела, заставляя нас делать больше с меньшими ресурсам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unexpected breakthrough was a godsend, pulling the research team back from the brink of failure.</text:p>
          </table:table-cell>
          <table:table-cell table:style-name="ce3" office:value-type="string" calcext:value-type="string">
            <text:p>Неожиданный прорыв стал манной небесной, оттянув исследовательскую команду от края пропаст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is argument doesn't hold water; it's full of holes and inconsistencies.</text:p>
          </table:table-cell>
          <table:table-cell table:style-name="ce3" office:value-type="string" calcext:value-type="string">
            <text:p>Его аргументы не выдерживают критики; в них полно дыр и несоответстви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celebrity's scandalous past came back to haunt her, tarnishing her carefully crafted image.</text:p>
          </table:table-cell>
          <table:table-cell table:style-name="ce3" office:value-type="string" calcext:value-type="string">
            <text:p>Скандальное прошлое знаменитости вернулось, чтобы преследовать её, запятнав тщательно созданный имидж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committee's report was a whitewash, glossing over the serious allegations.</text:p>
          </table:table-cell>
          <table:table-cell table:style-name="ce3" office:value-type="string" calcext:value-type="string">
            <text:p>Отчёт комитета был попыткой отмыть ситуацию, замалчивая серьёзные обвинения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entrepreneur's rise from rags to riches is the epitome of the American dream.</text:p>
          </table:table-cell>
          <table:table-cell table:style-name="ce3" office:value-type="string" calcext:value-type="string">
            <text:p>Восхождение предпринимателя из грязи в князи — воплощение американской мечты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new policy is a double whammy for small businesses, increasing costs while reducing revenue.</text:p>
          </table:table-cell>
          <table:table-cell table:style-name="ce3" office:value-type="string" calcext:value-type="string">
            <text:p>Новая политика бьет по малым предприятиям двойным ударом: увеличивая расходы и сокращая доходы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software developer was in his element, coding through the night with unwavering focus.</text:p>
          </table:table-cell>
          <table:table-cell table:style-name="ce3" office:value-type="string" calcext:value-type="string">
            <text:p>Разработчик программного обеспечения был в своей стихии, программируя всю ночь с несгибаемой концентрацие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eace talks are hanging by a thread, with both parties refusing to budge an inch.</text:p>
          </table:table-cell>
          <table:table-cell table:style-name="ce3" office:value-type="string" calcext:value-type="string">
            <text:p>Мирные переговоры висят на волоске, и ни одна из сторон не хочет уступать ни пяд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r explanation was so convoluted that it left everyone scratching their heads in confusion.</text:p>
          </table:table-cell>
          <table:table-cell table:style-name="ce3" office:value-type="string" calcext:value-type="string">
            <text:p>Её объяснение было настолько запутанным, что все только чесали затылки в недоумени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By moving the goalposts every time progress was made, the committee ensured the project would never see the light of day.</text:p>
          </table:table-cell>
          <table:table-cell table:style-name="ce3" office:value-type="string" calcext:value-type="string">
            <text:p>Постоянно меняя правила игры при каждом успехе, комитет обеспечил, что проект никогда не увидит свет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r explanation was a textbook example of beating around the bush, leaving everyone none the wiser about what had transpired.</text:p>
          </table:table-cell>
          <table:table-cell table:style-name="ce3" office:value-type="string" calcext:value-type="string">
            <text:p>Её объяснение было классическим примером хождения вокруг да около, и никто так и не понял, что произошло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CEO’s promise rang hollow, as the workforce had been burned by hollow assurances far too many times before.</text:p>
          </table:table-cell>
          <table:table-cell table:style-name="ce3" office:value-type="string" calcext:value-type="string">
            <text:p>Обещание генерального директора прозвучало пусто, ведь сотрудники уже не раз обжигались на подобных заверениях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rying to fit a square peg into a round hole, the consultant neglected the fundamental differences in corporate culture.</text:p>
          </table:table-cell>
          <table:table-cell table:style-name="ce3" office:value-type="string" calcext:value-type="string">
            <text:p>Пытаясь вбить квадратный колышек в круглое отверстие, консультант проигнорировал фундаментальные различия корпоративных культур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lan was hailed as a panacea, but in reality, it was a band-aid solution to a deeply rooted problem.</text:p>
          </table:table-cell>
          <table:table-cell table:style-name="ce3" office:value-type="string" calcext:value-type="string">
            <text:p>План называли панацеей, но на деле это был лишь временный компресс для глубоко укоренившейся проблемы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ainter’s evocative work blurred the line between dreams and waking life, making viewers question their own perceptions.</text:p>
          </table:table-cell>
          <table:table-cell table:style-name="ce3" office:value-type="string" calcext:value-type="string">
            <text:p>Эмоциональные картины художника стирали грань между сном и реальностью, заставляя зрителей усомниться в своих восприятиях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aving axed the initiative in its infancy, management unwittingly threw the baby out with the bathwater.</text:p>
          </table:table-cell>
          <table:table-cell table:style-name="ce3" office:value-type="string" calcext:value-type="string">
            <text:p>Зарубив инициативу в зачатке, руководство невольно выплеснуло ребёнка вместе с водо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 tiptoed around the issue as if walking on eggshells, careful not to step on anyone’s toes.</text:p>
          </table:table-cell>
          <table:table-cell table:style-name="ce3" office:value-type="string" calcext:value-type="string">
            <text:p>Он ходил вокруг да около, словно по минному полю, стараясь никого не задеть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When the chips are down, true character is revealed, often in ways that catch even close companions off guard.</text:p>
          </table:table-cell>
          <table:table-cell table:style-name="ce3" office:value-type="string" calcext:value-type="string">
            <text:p>В трудную минуту проявляется истинный характер, зачастую неожиданно даже для близких друзе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new policy left employees between a rock and a hard place, offering no real alternative but to comply.</text:p>
          </table:table-cell>
          <table:table-cell table:style-name="ce3" office:value-type="string" calcext:value-type="string">
            <text:p>Новая политика поставила сотрудников между молотом и наковальней, не оставив им другого выхода, кроме как подчиниться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Despite being packed to the rafters, the theater maintained an eerily hushed ambiance before the curtain rose.</text:p>
          </table:table-cell>
          <table:table-cell table:style-name="ce3" office:value-type="string" calcext:value-type="string">
            <text:p>Хотя театр был забит до отказа, перед поднятием занавеса там царила гнетущая тишин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r disarming candor, rather than diffusing the tension, ended up opening a whole new can of worms.</text:p>
          </table:table-cell>
          <table:table-cell table:style-name="ce3" office:value-type="string" calcext:value-type="string">
            <text:p>Её обезоруживающая откровенность не сняла напряжение, а лишь открыла ящик Пандоры новых проблем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concept sounded promising on paper, but fell flat when it hit the cold, hard reality of implementation.</text:p>
          </table:table-cell>
          <table:table-cell table:style-name="ce3" office:value-type="string" calcext:value-type="string">
            <text:p>Концепция казалась многообещающей на бумаге, но провалилась, столкнувшись с суровой реальностью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 wears many hats at work, yet rarely gets credit for the fires he quietly puts out behind the scenes.</text:p>
          </table:table-cell>
          <table:table-cell table:style-name="ce3" office:value-type="string" calcext:value-type="string">
            <text:p>На работе он выполняет множество ролей, но редко получает признание за «тушение пожаров» за кулисам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Living paycheck to paycheck, the family found themselves caught in a vicious cycle of debt and uncertainty.</text:p>
          </table:table-cell>
          <table:table-cell table:style-name="ce3" office:value-type="string" calcext:value-type="string">
            <text:p>Живя от зарплаты до зарплаты, семья оказалась втянутой в порочный круг долгов и неопределённост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olitician’s speech was peppered with platitudes and yet managed to muddy the waters rather than clarify anything.</text:p>
          </table:table-cell>
          <table:table-cell table:style-name="ce3" office:value-type="string" calcext:value-type="string">
            <text:p>Речь политика была насыщена банальностями и только ещё больше запутала ситуацию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ir partnership, built on mutual understanding, was put to the test when push came to shove.</text:p>
          </table:table-cell>
          <table:table-cell table:style-name="ce3" office:value-type="string" calcext:value-type="string">
            <text:p>Их партнёрство, построенное на взаимопонимании, оказалось под угрозой, когда дело дошло до решающих действи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memoir’s nonlinear narrative weaves together disparate timelines, inviting readers to connect the dots themselves.</text:p>
          </table:table-cell>
          <table:table-cell table:style-name="ce3" office:value-type="string" calcext:value-type="string">
            <text:p>Нелинейный рассказ в мемуарах переплетает разные временные пласты, приглашая читателя самостоятельно собрать картину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news anchor kept a stiff upper lip throughout the broadcast, even when technical glitches threatened to unravel the show live.</text:p>
          </table:table-cell>
          <table:table-cell table:style-name="ce3" office:value-type="string" calcext:value-type="string">
            <text:p>Ведущий новостей сохранял невозмутимость на протяжении всего эфира, даже когда технические сбои едва не сорвали трансляцию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aving been left out in the cold during previous reorganizations, she approached the new proposal with a healthy dose of skepticism.</text:p>
          </table:table-cell>
          <table:table-cell table:style-name="ce3" office:value-type="string" calcext:value-type="string">
            <text:p>Оказавшись на обочине во время прежних реорганизаций, она к новому предложению отнеслась с изрядной долей скептицизм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proposal threw a wrench into the works, derailing months of meticulous planning in one fell swoop.</text:p>
          </table:table-cell>
          <table:table-cell table:style-name="ce3" office:value-type="string" calcext:value-type="string">
            <text:p>Предложение стало палкой в колесе, перечеркнув месяцы кропотливого планирования в одночасье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is work ethic is second to none, but he often bites off more than he can chew and ends up spread too thin.</text:p>
          </table:table-cell>
          <table:table-cell table:style-name="ce3" office:value-type="string" calcext:value-type="string">
            <text:p>Его трудолюбие не знает равных, но он часто берётся за слишком многое и оказывается перегруженным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Rather than add fuel to the fire, the moderator walked the tightrope between addressing grievances and maintaining order.</text:p>
          </table:table-cell>
          <table:table-cell table:style-name="ce3" office:value-type="string" calcext:value-type="string">
            <text:p>Вместо того чтобы подлить масла в огонь, модератор балансировал между разбирательством и сохранением порядк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review was a double-edged sword, simultaneously praising the novel’s boldness and lambasting its narrative excesses.</text:p>
          </table:table-cell>
          <table:table-cell table:style-name="ce3" office:value-type="string" calcext:value-type="string">
            <text:p>Рецензия оказалась палкой о двух концах, одновременно хваля смелость романа и критикуя его излишества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At the eleventh hour, a fortuitous coincidence tipped the scales and salvaged what seemed like a lost cause.</text:p>
          </table:table-cell>
          <table:table-cell table:style-name="ce3" office:value-type="string" calcext:value-type="string">
            <text:p>В последний момент счастливое совпадение переломило ситуацию и спасло, казалось бы, безнадёжное дело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Many sought to read the tea leaves for signs of economic recovery, but the signals remained as murky as ever.</text:p>
          </table:table-cell>
          <table:table-cell table:style-name="ce3" office:value-type="string" calcext:value-type="string">
            <text:p>Многие пытались гадать по листьям чая, разглядывая признаки экономического роста, но сигналы оставались туманным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Ever the contrarian, he swam against the tide of popular opinion, even when it meant risking his reputation.</text:p>
          </table:table-cell>
          <table:table-cell table:style-name="ce3" office:value-type="string" calcext:value-type="string">
            <text:p>Будучи вечным противоречивым человеком, он плыл против течения общественного мнения, даже рискуя репутацией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Her attempts to mend fences with former colleagues fell on deaf ears, reigniting long-dormant animosities.</text:p>
          </table:table-cell>
          <table:table-cell table:style-name="ce3" office:value-type="string" calcext:value-type="string">
            <text:p>Её попытки наладить отношения с бывшими коллегами остались без ответа и снова пробудили старые обиды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The documentary shines a spotlight on the unsung heroes who toil behind the scenes, away from public recognition.</text:p>
          </table:table-cell>
          <table:table-cell table:style-name="ce3" office:value-type="string" calcext:value-type="string">
            <text:p>Документальный фильм проливает свет на безвестных героев, трудящихся за кулисами вне поля зрения широкой публики.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With the benefit of hindsight, it’s clear the warning signs were hiding in plain sight all along.</text:p>
          </table:table-cell>
          <table:table-cell table:style-name="ce3" office:value-type="string" calcext:value-type="string">
            <text:p>Оглядываясь назад, становится ясно, что тревожные признаки всегда были на виду.</text:p>
          </table:table-cell>
          <table:table-cell table:number-columns-repeated="16382"/>
        </table:table-row>
      </table:table>
      <table:table table:name="Technical" table:style-name="ta1"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{"messages":[{"role":"user","content":"Translate the following text from English to Russian. Provide only the translation without any explanations or additional text: </text:p>
          </table:table-cell>
          <table:table-cell office:value-type="string" calcext:value-type="string">
            <text:p>"},{"role":"assistant","content":"</text:p>
          </table:table-cell>
          <table:table-cell office:value-type="string" calcext:value-type="string">
            <text:p>"}]} </text:p>
          </table:table-cell>
        </table:table-row>
        <table:table-row table:style-name="ro1">
          <table:table-cell office:value-type="string" calcext:value-type="string">
            <text:p>{"messages":[{"role":"user","content":"Translate the following text from Russian to English. Provide only the translation without any explanations or additional text: </text:p>
          </table:table-cell>
          <table:table-cell office:value-type="string" calcext:value-type="string">
            <text:p>"},{"role":"assistant","content":"</text:p>
          </table:table-cell>
          <table:table-cell office:value-type="string" calcext:value-type="string">
            <text:p>"}]} </text:p>
          </table:table-cell>
        </table:table-row>
      </table:table>
      <table:table table:name="Training Data (EN-RU)" table:style-name="ta1">
        <table:table-column table:style-name="co6" table:default-cell-style-name="ce6"/>
        <table:table-column table:style-name="co3" table:number-columns-repeated="16383" table:default-cell-style-name="ce6"/>
        <table:table-row table:style-name="ro1">
          <table:table-cell table:formula="of:=COM.MICROSOFT.CONCAT([Technical.$A$1];[$Translations.A2];[Technical.$B$1];[$Translations.B2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Despite her trepidation, she decided to throw caution to the wind and embark on the ambitious journey she'd dreamt about since childhood.&quot;},{&quot;role&quot;:&quot;assistant&quot;,&quot;content&quot;:&quot;Несмотря на опасения, она решила отбросить осторожность и отправиться в смелое путешествие, о котором мечтала с детства.&quot;}]} " calcext:value-type="string">
            <text:p>{"messages":[{"role":"user","content":"Translate the following text from English to Russian. Provide only the translation without any explanations or additional text: Despite her trepidation, she decided to throw caution to the wind and embark on the ambitious journey she'd dreamt about since childhood."},{"role":"assistant","content":"Несмотря на опасения, она решила отбросить осторожность и отправиться в смелое путешествие, о котором мечтала с детства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];[Technical.$B$1];[$Translations.B3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multifaceted ramifications of the legislation, particularly regarding environmental sustainability, remain hotly debated among experts.&quot;},{&quot;role&quot;:&quot;assistant&quot;,&quot;content&quot;:&quot;Многосторонние последствия этого законодательства, особенно в отношении экологической устойчивости, до сих пор вызывают ожесточённые споры среди экспертов.&quot;}]} " calcext:value-type="string">
            <text:p>{"messages":[{"role":"user","content":"Translate the following text from English to Russian. Provide only the translation without any explanations or additional text: The multifaceted ramifications of the legislation, particularly regarding environmental sustainability, remain hotly debated among experts."},{"role":"assistant","content":"Многосторонние последствия этого законодательства, особенно в отношении экологической устойчивости, до сих пор вызывают ожесточённые споры среди экспертов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];[Technical.$B$1];[$Translations.B4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No sooner had the clock struck midnight than the inconspicuous thief, blending with the shadows, vanished without a trace.&quot;},{&quot;role&quot;:&quot;assistant&quot;,&quot;content&quot;:&quot;Едва часы пробили полночь, как незаметный вор, слившись с тенями, исчез бесследно.&quot;}]} " calcext:value-type="string">
            <text:p>{"messages":[{"role":"user","content":"Translate the following text from English to Russian. Provide only the translation without any explanations or additional text: No sooner had the clock struck midnight than the inconspicuous thief, blending with the shadows, vanished without a trace."},{"role":"assistant","content":"Едва часы пробили полночь, как незаметный вор, слившись с тенями, исчез бесследно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];[Technical.$B$1];[$Translations.B5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While he claims to have turned over a new leaf, many remain skeptical of his sudden transformation and unwavering altruism.&quot;},{&quot;role&quot;:&quot;assistant&quot;,&quot;content&quot;:&quot;Хотя он утверждает, что начал новую жизнь, многие скептически относятся к его внезапной перемене и непоколебимому альтруизму.&quot;}]} " calcext:value-type="string">
            <text:p>{"messages":[{"role":"user","content":"Translate the following text from English to Russian. Provide only the translation without any explanations or additional text: While he claims to have turned over a new leaf, many remain skeptical of his sudden transformation and unwavering altruism."},{"role":"assistant","content":"Хотя он утверждает, что начал новую жизнь, многие скептически относятся к его внезапной перемене и непоколебимому альтруизму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6];[Technical.$B$1];[$Translations.B6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Ironically, the silent acquiescence of the crowd spoke volumes about their collective disillusionment with the system.&quot;},{&quot;role&quot;:&quot;assistant&quot;,&quot;content&quot;:&quot;Как ни парадоксально, молчаливое согласие толпы красноречиво свидетельствовало об их общем разочаровании в системе.&quot;}]} " calcext:value-type="string">
            <text:p>{"messages":[{"role":"user","content":"Translate the following text from English to Russian. Provide only the translation without any explanations or additional text: Ironically, the silent acquiescence of the crowd spoke volumes about their collective disillusionment with the system."},{"role":"assistant","content":"Как ни парадоксально, молчаливое согласие толпы красноречиво свидетельствовало об их общем разочаровании в системе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7];[Technical.$B$1];[$Translations.B7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committee’s decision, though ostensibly based on meritocracy, was ultimately influenced by behind-the-scenes lobbying.&quot;},{&quot;role&quot;:&quot;assistant&quot;,&quot;content&quot;:&quot;Решение комитета, хотя внешне и основывалось на принципах меритократии, в итоге было принято под влиянием закулисного лоббирования.&quot;}]} " calcext:value-type="string">
            <text:p>{"messages":[{"role":"user","content":"Translate the following text from English to Russian. Provide only the translation without any explanations or additional text: The committee’s decision, though ostensibly based on meritocracy, was ultimately influenced by behind-the-scenes lobbying."},{"role":"assistant","content":"Решение комитета, хотя внешне и основывалось на принципах меритократии, в итоге было принято под влиянием закулисного лоббирования."}]} </text:p>
          </table:table-cell>
          <table:table-cell table:number-columns-repeated="16383"/>
        </table:table-row>
        <table:table-row table:style-name="ro1">
          <table:table-cell table:style-name="ce7" table:formula="of:=COM.MICROSOFT.CONCAT([Technical.$A$1];[$Translations.A8];[Technical.$B$1];[$Translations.B8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idiom 'barking up the wrong tree' aptly described his futile attempts to locate the source of the recurring problem.&quot;},{&quot;role&quot;:&quot;assistant&quot;,&quot;content&quot;:&quot;Идиома «лаять не на то дерево» как нельзя лучше описывала его тщетные попытки найти источник повторяющейся проблемы.&quot;}]} " calcext:value-type="string">
            <text:p>{"messages":[{"role":"user","content":"Translate the following text from English to Russian. Provide only the translation without any explanations or additional text: The idiom 'barking up the wrong tree' aptly described his futile attempts to locate the source of the recurring problem."},{"role":"assistant","content":"Идиома «лаять не на то дерево» как нельзя лучше описывала его тщетные попытки найти источник повторяющейся проблемы."}]} </text:p>
          </table:table-cell>
          <table:table-cell table:style-name="ce7" table:number-columns-repeated="16383"/>
        </table:table-row>
        <table:table-row table:style-name="ro1">
          <table:table-cell table:formula="of:=COM.MICROSOFT.CONCAT([Technical.$A$1];[$Translations.A9];[Technical.$B$1];[$Translations.B9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If push comes to shove, it is essential to prioritize ethical considerations over expedient but morally dubious solutions.&quot;},{&quot;role&quot;:&quot;assistant&quot;,&quot;content&quot;:&quot;В случае крайней необходимости важно ставить этические соображения выше практичных, но сомнительных с моральной точки зрения решений.&quot;}]} " calcext:value-type="string">
            <text:p>{"messages":[{"role":"user","content":"Translate the following text from English to Russian. Provide only the translation without any explanations or additional text: If push comes to shove, it is essential to prioritize ethical considerations over expedient but morally dubious solutions."},{"role":"assistant","content":"В случае крайней необходимости важно ставить этические соображения выше практичных, но сомнительных с моральной точки зрения решений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0];[Technical.$B$1];[$Translations.B10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She navigated the labyrinthine bureaucracy with preternatural patience, undeterred by the perpetual red tape and obfuscation.&quot;},{&quot;role&quot;:&quot;assistant&quot;,&quot;content&quot;:&quot;Она преодолевала лабиринты бюрократии с нечеловеческим терпением, не смущаясь постоянных проволочек и путаницы.&quot;}]} " calcext:value-type="string">
            <text:p>{"messages":[{"role":"user","content":"Translate the following text from English to Russian. Provide only the translation without any explanations or additional text: She navigated the labyrinthine bureaucracy with preternatural patience, undeterred by the perpetual red tape and obfuscation."},{"role":"assistant","content":"Она преодолевала лабиринты бюрократии с нечеловеческим терпением, не смущаясь постоянных проволочек и путаницы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1];[Technical.$B$1];[$Translations.B11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protagonist’s internal monologue oscillated between existential dread and fleeting moments of ecstatic revelation.&quot;},{&quot;role&quot;:&quot;assistant&quot;,&quot;content&quot;:&quot;Внутренний монолог главного героя колебался между экзистенциальным ужасом и мимолетными моментами восторженного прозрения.&quot;}]} " calcext:value-type="string">
            <text:p>{"messages":[{"role":"user","content":"Translate the following text from English to Russian. Provide only the translation without any explanations or additional text: The protagonist’s internal monologue oscillated between existential dread and fleeting moments of ecstatic revelation."},{"role":"assistant","content":"Внутренний монолог главного героя колебался между экзистенциальным ужасом и мимолетными моментами восторженного прозрения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2];[Technical.$B$1];[$Translations.B12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Despite the ostentatious display of opulence at the gala, whispers regarding the host’s shady dealings permeated the lavish event.&quot;},{&quot;role&quot;:&quot;assistant&quot;,&quot;content&quot;:&quot;Несмотря на показное богатство на балу, слухи о сомнительных делах хозяина проникали даже на этот роскошный вечер.&quot;}]} " calcext:value-type="string">
            <text:p>{"messages":[{"role":"user","content":"Translate the following text from English to Russian. Provide only the translation without any explanations or additional text: Despite the ostentatious display of opulence at the gala, whispers regarding the host’s shady dealings permeated the lavish event."},{"role":"assistant","content":"Несмотря на показное богатство на балу, слухи о сомнительных делах хозяина проникали даже на этот роскошный вечер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3];[Technical.$B$1];[$Translations.B13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Caught between Scylla and Charybdis, he faced an unenviable dilemma with no favorable outcome in sight.&quot;},{&quot;role&quot;:&quot;assistant&quot;,&quot;content&quot;:&quot;Оказавшись между Сциллой и Харибдой, он столкнулся с непростой дилеммой, не видя благоприятного исхода.&quot;}]} " calcext:value-type="string">
            <text:p>{"messages":[{"role":"user","content":"Translate the following text from English to Russian. Provide only the translation without any explanations or additional text: Caught between Scylla and Charybdis, he faced an unenviable dilemma with no favorable outcome in sight."},{"role":"assistant","content":"Оказавшись между Сциллой и Харибдой, он столкнулся с непростой дилеммой, не видя благоприятного исхода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4];[Technical.$B$1];[$Translations.B14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technological singularity, while a fascinating theoretical concept, engenders both utopian hopes and dystopian fears.&quot;},{&quot;role&quot;:&quot;assistant&quot;,&quot;content&quot;:&quot;Технологическая сингулярность, являясь увлекательной теоретической концепцией, порождает как утопические надежды, так и дистопические страхи.&quot;}]} " calcext:value-type="string">
            <text:p>{"messages":[{"role":"user","content":"Translate the following text from English to Russian. Provide only the translation without any explanations or additional text: The technological singularity, while a fascinating theoretical concept, engenders both utopian hopes and dystopian fears."},{"role":"assistant","content":"Технологическая сингулярность, являясь увлекательной теоретической концепцией, порождает как утопические надежды, так и дистопические страх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5];[Technical.$B$1];[$Translations.B15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Although he wears many hats within the organization, his hands-on approach occasionally ruffles feathers among the old guard.&quot;},{&quot;role&quot;:&quot;assistant&quot;,&quot;content&quot;:&quot;Хотя в организации он выполняет много ролей, его практичный подход иногда раздражает представителей старой гвардии.&quot;}]} " calcext:value-type="string">
            <text:p>{"messages":[{"role":"user","content":"Translate the following text from English to Russian. Provide only the translation without any explanations or additional text: Although he wears many hats within the organization, his hands-on approach occasionally ruffles feathers among the old guard."},{"role":"assistant","content":"Хотя в организации он выполняет много ролей, его практичный подход иногда раздражает представителей старой гварди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6];[Technical.$B$1];[$Translations.B16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painter’s magnum opus juxtaposes vibrant colors with subtle symbolism, inviting myriad interpretations from critics.&quot;},{&quot;role&quot;:&quot;assistant&quot;,&quot;content&quot;:&quot;Шедевр художника сочетает яркие цвета с тонкой символикой, побуждая критиков к разнообразным интерпретациям.&quot;}]} " calcext:value-type="string">
            <text:p>{"messages":[{"role":"user","content":"Translate the following text from English to Russian. Provide only the translation without any explanations or additional text: The painter’s magnum opus juxtaposes vibrant colors with subtle symbolism, inviting myriad interpretations from critics."},{"role":"assistant","content":"Шедевр художника сочетает яркие цвета с тонкой символикой, побуждая критиков к разнообразным интерпретациям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7];[Technical.$B$1];[$Translations.B17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sudden, inexplicable power outage threw the intricately scheduled operation into disarray, causing a cascading series of delays.&quot;},{&quot;role&quot;:&quot;assistant&quot;,&quot;content&quot;:&quot;Внезапное и необъяснимое отключение электроэнергии нарушило тщательно спланированную операцию, вызвав цепь задержек.&quot;}]} " calcext:value-type="string">
            <text:p>{"messages":[{"role":"user","content":"Translate the following text from English to Russian. Provide only the translation without any explanations or additional text: The sudden, inexplicable power outage threw the intricately scheduled operation into disarray, causing a cascading series of delays."},{"role":"assistant","content":"Внезапное и необъяснимое отключение электроэнергии нарушило тщательно спланированную операцию, вызвав цепь задержек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8];[Technical.$B$1];[$Translations.B18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Even the most perspicacious observers failed to anticipate the seismic shift that would reshape the entire geopolitical landscape.&quot;},{&quot;role&quot;:&quot;assistant&quot;,&quot;content&quot;:&quot;Даже самые проницательные аналитики не смогли предугадать тектонический сдвиг, который изменил всю геополитическую картину.&quot;}]} " calcext:value-type="string">
            <text:p>{"messages":[{"role":"user","content":"Translate the following text from English to Russian. Provide only the translation without any explanations or additional text: Even the most perspicacious observers failed to anticipate the seismic shift that would reshape the entire geopolitical landscape."},{"role":"assistant","content":"Даже самые проницательные аналитики не смогли предугадать тектонический сдвиг, который изменил всю геополитическую картину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19];[Technical.$B$1];[$Translations.B19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With tongue in cheek, she recounted her misadventures, masterfully blending self-deprecation with razor-sharp wit.&quot;},{&quot;role&quot;:&quot;assistant&quot;,&quot;content&quot;:&quot;С иронией она рассказывала о своих неудачах, мастерски сочетая самоиронию с остроумными замечаниями.&quot;}]} " calcext:value-type="string">
            <text:p>{"messages":[{"role":"user","content":"Translate the following text from English to Russian. Provide only the translation without any explanations or additional text: With tongue in cheek, she recounted her misadventures, masterfully blending self-deprecation with razor-sharp wit."},{"role":"assistant","content":"С иронией она рассказывала о своих неудачах, мастерски сочетая самоиронию с остроумными замечаниям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0];[Technical.$B$1];[$Translations.B20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Why some traditions persist despite their obsolescence remains a conundrum, baffling sociologists and laypeople alike.&quot;},{&quot;role&quot;:&quot;assistant&quot;,&quot;content&quot;:&quot;Почему некоторые традиции сохраняются, несмотря на их устарелость, остаётся загадкой, приводящей в замешательство как социологов, так и обычных людей.&quot;}]} " calcext:value-type="string">
            <text:p>{"messages":[{"role":"user","content":"Translate the following text from English to Russian. Provide only the translation without any explanations or additional text: Why some traditions persist despite their obsolescence remains a conundrum, baffling sociologists and laypeople alike."},{"role":"assistant","content":"Почему некоторые традиции сохраняются, несмотря на их устарелость, остаётся загадкой, приводящей в замешательство как социологов, так и обычных людей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1];[Technical.$B$1];[$Translations.B21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protagonist’s Sisyphean quest for truth is continually thwarted by pernicious misinformation and entrenched interests.&quot;},{&quot;role&quot;:&quot;assistant&quot;,&quot;content&quot;:&quot;Сизифов труд главного героя по поиску истины постоянно срывается из-за пагубной дезинформации и укоренившихся интересов.&quot;}]} " calcext:value-type="string">
            <text:p>{"messages":[{"role":"user","content":"Translate the following text from English to Russian. Provide only the translation without any explanations or additional text: The protagonist’s Sisyphean quest for truth is continually thwarted by pernicious misinformation and entrenched interests."},{"role":"assistant","content":"Сизифов труд главного героя по поиску истины постоянно срывается из-за пагубной дезинформации и укоренившихся интересов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2];[Technical.$B$1];[$Translations.B22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ad he not procrastinated, he might have averted the catastrophic consequences that ensued from his indecision.&quot;},{&quot;role&quot;:&quot;assistant&quot;,&quot;content&quot;:&quot;Если бы он не откладывал всё на потом, возможно, ему удалось бы избежать катастрофических последствий своей нерешительности.&quot;}]} " calcext:value-type="string">
            <text:p>{"messages":[{"role":"user","content":"Translate the following text from English to Russian. Provide only the translation without any explanations or additional text: Had he not procrastinated, he might have averted the catastrophic consequences that ensued from his indecision."},{"role":"assistant","content":"Если бы он не откладывал всё на потом, возможно, ему удалось бы избежать катастрофических последствий своей нерешительност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3];[Technical.$B$1];[$Translations.B23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Drawing parallels between ancient myths and contemporary issues enriches our understanding of modern human behavior.&quot;},{&quot;role&quot;:&quot;assistant&quot;,&quot;content&quot;:&quot;Проведение параллелей между древними мифами и современными проблемами обогащает наше понимание современного человеческого поведения.&quot;}]} " calcext:value-type="string">
            <text:p>{"messages":[{"role":"user","content":"Translate the following text from English to Russian. Provide only the translation without any explanations or additional text: Drawing parallels between ancient myths and contemporary issues enriches our understanding of modern human behavior."},{"role":"assistant","content":"Проведение параллелей между древними мифами и современными проблемами обогащает наше понимание современного человеческого поведения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4];[Technical.$B$1];[$Translations.B24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In pursuit of perfection, the chef tinkered obsessively with her recipe, ever wary of diminishing returns and culinary hubris.&quot;},{&quot;role&quot;:&quot;assistant&quot;,&quot;content&quot;:&quot;В погоне за совершенством шеф-повар фанатично дорабатывала свой рецепт, опасаясь эффекта убывающей отдачи и кулинарной самоуверенности.&quot;}]} " calcext:value-type="string">
            <text:p>{"messages":[{"role":"user","content":"Translate the following text from English to Russian. Provide only the translation without any explanations or additional text: In pursuit of perfection, the chef tinkered obsessively with her recipe, ever wary of diminishing returns and culinary hubris."},{"role":"assistant","content":"В погоне за совершенством шеф-повар фанатично дорабатывала свой рецепт, опасаясь эффекта убывающей отдачи и кулинарной самоуверенност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5];[Technical.$B$1];[$Translations.B25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staggering disparity between intent and outcome became glaringly apparent only in the project’s aftermath.&quot;},{&quot;role&quot;:&quot;assistant&quot;,&quot;content&quot;:&quot;Разительное несоответствие между задуманным и результатом стало очевидным лишь по завершении проекта.&quot;}]} " calcext:value-type="string">
            <text:p>{"messages":[{"role":"user","content":"Translate the following text from English to Russian. Provide only the translation without any explanations or additional text: The staggering disparity between intent and outcome became glaringly apparent only in the project’s aftermath."},{"role":"assistant","content":"Разительное несоответствие между задуманным и результатом стало очевидным лишь по завершении проекта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6];[Technical.$B$1];[$Translations.B26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e wears his heart on his sleeve, but this unguarded sincerity often renders him susceptible to manipulation.&quot;},{&quot;role&quot;:&quot;assistant&quot;,&quot;content&quot;:&quot;Он носит сердце на рукаве, но эта открытая искренность часто делает его уязвимым к манипуляциям.&quot;}]} " calcext:value-type="string">
            <text:p>{"messages":[{"role":"user","content":"Translate the following text from English to Russian. Provide only the translation without any explanations or additional text: He wears his heart on his sleeve, but this unguarded sincerity often renders him susceptible to manipulation."},{"role":"assistant","content":"Он носит сердце на рукаве, но эта открытая искренность часто делает его уязвимым к манипуляциям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7];[Technical.$B$1];[$Translations.B27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corollary of absolute freedom, paradoxically, can be a profound sense of alienation and existential malaise.&quot;},{&quot;role&quot;:&quot;assistant&quot;,&quot;content&quot;:&quot;Парадоксальным следствием абсолютной свободы может оказаться глубокое ощущение отчуждённости и экзистенциального дискомфорта.&quot;}]} " calcext:value-type="string">
            <text:p>{"messages":[{"role":"user","content":"Translate the following text from English to Russian. Provide only the translation without any explanations or additional text: The corollary of absolute freedom, paradoxically, can be a profound sense of alienation and existential malaise."},{"role":"assistant","content":"Парадоксальным следствием абсолютной свободы может оказаться глубокое ощущение отчуждённости и экзистенциального дискомфорта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8];[Technical.$B$1];[$Translations.B28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fine line between constructive criticism and gratuitous disparagement is often blurred in anonymous online forums.&quot;},{&quot;role&quot;:&quot;assistant&quot;,&quot;content&quot;:&quot;Тонкая грань между конструктивной критикой и необоснованным унижением часто размыта на анонимных интернет-форумах.&quot;}]} " calcext:value-type="string">
            <text:p>{"messages":[{"role":"user","content":"Translate the following text from English to Russian. Provide only the translation without any explanations or additional text: The fine line between constructive criticism and gratuitous disparagement is often blurred in anonymous online forums."},{"role":"assistant","content":"Тонкая грань между конструктивной критикой и необоснованным унижением часто размыта на анонимных интернет-форумах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29];[Technical.$B$1];[$Translations.B29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As the faint strains of the elegy echoed through the hall, a palpable sense of collective mourning descended upon the audience.&quot;},{&quot;role&quot;:&quot;assistant&quot;,&quot;content&quot;:&quot;Когда по залу разнеслись тихие звуки элегии, на аудиторию опустилось ощутимое чувство коллективного траура.&quot;}]} " calcext:value-type="string">
            <text:p>{"messages":[{"role":"user","content":"Translate the following text from English to Russian. Provide only the translation without any explanations or additional text: As the faint strains of the elegy echoed through the hall, a palpable sense of collective mourning descended upon the audience."},{"role":"assistant","content":"Когда по залу разнеслись тихие звуки элегии, на аудиторию опустилось ощутимое чувство коллективного траура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0];[Technical.$B$1];[$Translations.B30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Unable to reconcile her personal aspirations with familial expectations, she found herself at a crossroads, paralyzed by indecision.&quot;},{&quot;role&quot;:&quot;assistant&quot;,&quot;content&quot;:&quot;Не сумев совместить личные устремления с семейными ожиданиями, она оказалась на распутье, парализованная нерешительностью.&quot;}]} " calcext:value-type="string">
            <text:p>{"messages":[{"role":"user","content":"Translate the following text from English to Russian. Provide only the translation without any explanations or additional text: Unable to reconcile her personal aspirations with familial expectations, she found herself at a crossroads, paralyzed by indecision."},{"role":"assistant","content":"Не сумев совместить личные устремления с семейными ожиданиями, она оказалась на распутье, парализованная нерешительностью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1];[Technical.$B$1];[$Translations.B31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intricacies of quantum entanglement continue to elude those who seek intuitive explanations for non-local phenomena.&quot;},{&quot;role&quot;:&quot;assistant&quot;,&quot;content&quot;:&quot;Сложности квантовой запутанности продолжают ускользать от тех, кто ищет интуитивные объяснения нелокальным явлениям.&quot;}]} " calcext:value-type="string">
            <text:p>{"messages":[{"role":"user","content":"Translate the following text from English to Russian. Provide only the translation without any explanations or additional text: The intricacies of quantum entanglement continue to elude those who seek intuitive explanations for non-local phenomena."},{"role":"assistant","content":"Сложности квантовой запутанности продолжают ускользать от тех, кто ищет интуитивные объяснения нелокальным явлениям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2];[Technical.$B$1];[$Translations.B32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It’s not uncommon for him to scarcely avoid misunderstandings that aren’t entirely unavoidable in such convoluted negotiations.&quot;},{&quot;role&quot;:&quot;assistant&quot;,&quot;content&quot;:&quot;Для него нередко едва удаётся избежать недопонимания, которое не полностью неизбежно в таких запутанных переговорах.&quot;}]} " calcext:value-type="string">
            <text:p>{"messages":[{"role":"user","content":"Translate the following text from English to Russian. Provide only the translation without any explanations or additional text: It’s not uncommon for him to scarcely avoid misunderstandings that aren’t entirely unavoidable in such convoluted negotiations."},{"role":"assistant","content":"Для него нередко едва удаётся избежать недопонимания, которое не полностью неизбежно в таких запутанных переговорах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3];[Technical.$B$1];[$Translations.B33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She decided to bite the bullet and spill the beans about the elephant in the room, come hell or high water.&quot;},{&quot;role&quot;:&quot;assistant&quot;,&quot;content&quot;:&quot;Она решила взять быка за рога и выложить всё как на духу о назревшей проблеме, несмотря ни на что.&quot;}]} " calcext:value-type="string">
            <text:p>{"messages":[{"role":"user","content":"Translate the following text from English to Russian. Provide only the translation without any explanations or additional text: She decided to bite the bullet and spill the beans about the elephant in the room, come hell or high water."},{"role":"assistant","content":"Она решила взять быка за рога и выложить всё как на духу о назревшей проблеме, несмотря ни на что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4];[Technical.$B$1];[$Translations.B34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project fell through after they blew up at each other over who would cave in to the client’s demands first.&quot;},{&quot;role&quot;:&quot;assistant&quot;,&quot;content&quot;:&quot;Проект провалился после того, как они устроили скандал из-за того, кто первым уступит требованиям клиента.&quot;}]} " calcext:value-type="string">
            <text:p>{"messages":[{"role":"user","content":"Translate the following text from English to Russian. Provide only the translation without any explanations or additional text: The project fell through after they blew up at each other over who would cave in to the client’s demands first."},{"role":"assistant","content":"Проект провалился после того, как они устроили скандал из-за того, кто первым уступит требованиям клиента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5];[Technical.$B$1];[$Translations.B35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ad the committee been privy to the facts, they might never have greenlit such a half-baked scheme.&quot;},{&quot;role&quot;:&quot;assistant&quot;,&quot;content&quot;:&quot;Будь комитет осведомлён о фактах, он вряд ли одобрил бы столь сырую затею.&quot;}]} " calcext:value-type="string">
            <text:p>{"messages":[{"role":"user","content":"Translate the following text from English to Russian. Provide only the translation without any explanations or additional text: Had the committee been privy to the facts, they might never have greenlit such a half-baked scheme."},{"role":"assistant","content":"Будь комитет осведомлён о фактах, он вряд ли одобрил бы столь сырую затею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6];[Technical.$B$1];[$Translations.B36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office’s white elephant gift exchange left everyone stuck with useless trinkets they couldn’t regift.&quot;},{&quot;role&quot;:&quot;assistant&quot;,&quot;content&quot;:&quot;Обмен бесполезными подарками в офисе оставил всех с ненужными безделушками, которые нельзя было передаррить.&quot;}]} " calcext:value-type="string">
            <text:p>{"messages":[{"role":"user","content":"Translate the following text from English to Russian. Provide only the translation without any explanations or additional text: The office’s white elephant gift exchange left everyone stuck with useless trinkets they couldn’t regift."},{"role":"assistant","content":"Обмен бесполезными подарками в офисе оставил всех с ненужными безделушками, которые нельзя было передаррить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7];[Technical.$B$1];[$Translations.B37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Visiting relatives can be tedious, especially when they insist on recounting dreams you had as a child verbatim.&quot;},{&quot;role&quot;:&quot;assistant&quot;,&quot;content&quot;:&quot;Визиты родственников могут утомлять, особенно если они настаивают на дословном пересказе твоих детских снов.&quot;}]} " calcext:value-type="string">
            <text:p>{"messages":[{"role":"user","content":"Translate the following text from English to Russian. Provide only the translation without any explanations or additional text: Visiting relatives can be tedious, especially when they insist on recounting dreams you had as a child verbatim."},{"role":"assistant","content":"Визиты родственников могут утомлять, особенно если они настаивают на дословном пересказе твоих детских снов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8];[Technical.$B$1];[$Translations.B38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e used to procrastinate by binge-watching shows he’d already seen, which only exacerbated his inertia.&quot;},{&quot;role&quot;:&quot;assistant&quot;,&quot;content&quot;:&quot;Раньше он прокрастинировал, бесконечно пересматривая сериалы, что лишь усугубляло его апатию.&quot;}]} " calcext:value-type="string">
            <text:p>{"messages":[{"role":"user","content":"Translate the following text from English to Russian. Provide only the translation without any explanations or additional text: He used to procrastinate by binge-watching shows he’d already seen, which only exacerbated his inertia."},{"role":"assistant","content":"Раньше он прокрастинировал, бесконечно пересматривая сериалы, что лишь усугубляло его апатию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39];[Technical.$B$1];[$Translations.B39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novelist’s prose was so purple, it veered into ultraviolet, drowning subtlety in a sea of florid metaphors.&quot;},{&quot;role&quot;:&quot;assistant&quot;,&quot;content&quot;:&quot;Проза романиста была настолько вычурной, что граничила с абсурдом, топя тонкость в море цветистых метафор.&quot;}]} " calcext:value-type="string">
            <text:p>{"messages":[{"role":"user","content":"Translate the following text from English to Russian. Provide only the translation without any explanations or additional text: The novelist’s prose was so purple, it veered into ultraviolet, drowning subtlety in a sea of florid metaphors."},{"role":"assistant","content":"Проза романиста была настолько вычурной, что граничила с абсурдом, топя тонкость в море цветистых метафор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0];[Technical.$B$1];[$Translations.B40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You should have could have finished the report, but you would have needed to prioritize it over cat videos.&quot;},{&quot;role&quot;:&quot;assistant&quot;,&quot;content&quot;:&quot;Тебе следовало бы закончить отчёт, но для этого пришлось бы поставить его выше видео с котиками.&quot;}]} " calcext:value-type="string">
            <text:p>{"messages":[{"role":"user","content":"Translate the following text from English to Russian. Provide only the translation without any explanations or additional text: You should have could have finished the report, but you would have needed to prioritize it over cat videos."},{"role":"assistant","content":"Тебе следовало бы закончить отчёт, но для этого пришлось бы поставить его выше видео с котикам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1];[Technical.$B$1];[$Translations.B41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y regretted not having started saving sooner after realizing retiring early required meticulous planning.&quot;},{&quot;role&quot;:&quot;assistant&quot;,&quot;content&quot;:&quot;Они сожалели, что не начали копить раньше, осознав, что досрочный выход на пенсию требует тщательного планирования.&quot;}]} " calcext:value-type="string">
            <text:p>{"messages":[{"role":"user","content":"Translate the following text from English to Russian. Provide only the translation without any explanations or additional text: They regretted not having started saving sooner after realizing retiring early required meticulous planning."},{"role":"assistant","content":"Они сожалели, что не начали копить раньше, осознав, что досрочный выход на пенсию требует тщательного планирования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2];[Technical.$B$1];[$Translations.B42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A book on the shelf caught her eye—the very book she’d been seeking since the incident at the riverbank.&quot;},{&quot;role&quot;:&quot;assistant&quot;,&quot;content&quot;:&quot;Книга на полке привлекла её внимание — та самая книга, которую она искала с момента происшествия на берегу.&quot;}]} " calcext:value-type="string">
            <text:p>{"messages":[{"role":"user","content":"Translate the following text from English to Russian. Provide only the translation without any explanations or additional text: A book on the shelf caught her eye—the very book she’d been seeking since the incident at the riverbank."},{"role":"assistant","content":"Книга на полке привлекла её внимание — та самая книга, которую она искала с момента происшествия на берегу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3];[Technical.$B$1];[$Translations.B43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proposal was unexpectedly torpedoed by stakeholders who had initially seemed amenable to its radical tenets.&quot;},{&quot;role&quot;:&quot;assistant&quot;,&quot;content&quot;:&quot;Предложение неожиданно заблокировали заинтересованные стороны, изначально казавшиеся лояльными к его радикальным принципам.&quot;}]} " calcext:value-type="string">
            <text:p>{"messages":[{"role":"user","content":"Translate the following text from English to Russian. Provide only the translation without any explanations or additional text: The proposal was unexpectedly torpedoed by stakeholders who had initially seemed amenable to its radical tenets."},{"role":"assistant","content":"Предложение неожиданно заблокировали заинтересованные стороны, изначально казавшиеся лояльными к его радикальным принципам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4];[Technical.$B$1];[$Translations.B44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Not every consultant agreed with all recommendations, though most endorsed some with reservations.&quot;},{&quot;role&quot;:&quot;assistant&quot;,&quot;content&quot;:&quot;Не все консультанты согласились со всеми рекомендациями, хотя большинство одобрили некоторые с оговорками.&quot;}]} " calcext:value-type="string">
            <text:p>{"messages":[{"role":"user","content":"Translate the following text from English to Russian. Provide only the translation without any explanations or additional text: Not every consultant agreed with all recommendations, though most endorsed some with reservations."},{"role":"assistant","content":"Не все консультанты согласились со всеми рекомендациями, хотя большинство одобрили некоторые с оговоркам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5];[Technical.$B$1];[$Translations.B45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She can speak Mandarin better than he can Cantonese, but neither can manage Shanghainese.&quot;},{&quot;role&quot;:&quot;assistant&quot;,&quot;content&quot;:&quot;Она говорит на мандарине лучше, чем он на кантонском, но ни тот ни другой не знают шанхайского.&quot;}]} " calcext:value-type="string">
            <text:p>{"messages":[{"role":"user","content":"Translate the following text from English to Russian. Provide only the translation without any explanations or additional text: She can speak Mandarin better than he can Cantonese, but neither can manage Shanghainese."},{"role":"assistant","content":"Она говорит на мандарине лучше, чем он на кантонском, но ни тот ни другой не знают шанхайского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6];[Technical.$B$1];[$Translations.B46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CEO’s off-the-cuff remarks sparked fierce backlash, forcing her to walk back her comments hastily.&quot;},{&quot;role&quot;:&quot;assistant&quot;,&quot;content&quot;:&quot;Импровизированные замечания гендиректора вызвали жёсткую реакцию, заставив её поспешно откреститься от своих слов.&quot;}]} " calcext:value-type="string">
            <text:p>{"messages":[{"role":"user","content":"Translate the following text from English to Russian. Provide only the translation without any explanations or additional text: The CEO’s off-the-cuff remarks sparked fierce backlash, forcing her to walk back her comments hastily."},{"role":"assistant","content":"Импровизированные замечания гендиректора вызвали жёсткую реакцию, заставив её поспешно откреститься от своих слов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7];[Technical.$B$1];[$Translations.B47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ad he been aware she would balk at the proposal, he might never have floated it in the first place.&quot;},{&quot;role&quot;:&quot;assistant&quot;,&quot;content&quot;:&quot;Знай он, что она воспротивится предложению, он вряд ли бы вообще его озвучил.&quot;}]} " calcext:value-type="string">
            <text:p>{"messages":[{"role":"user","content":"Translate the following text from English to Russian. Provide only the translation without any explanations or additional text: Had he been aware she would balk at the proposal, he might never have floated it in the first place."},{"role":"assistant","content":"Знай он, что она воспротивится предложению, он вряд ли бы вообще его озвучил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8];[Technical.$B$1];[$Translations.B48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algorithm, which developers had tweaked relentlessly until it performed flawlessly, still baffled end-users.&quot;},{&quot;role&quot;:&quot;assistant&quot;,&quot;content&quot;:&quot;Алгоритм, который разработчики бесконечно правили, пока он не стал работать идеально, всё равно ставил пользователей в тупик.&quot;}]} " calcext:value-type="string">
            <text:p>{"messages":[{"role":"user","content":"Translate the following text from English to Russian. Provide only the translation without any explanations or additional text: The algorithm, which developers had tweaked relentlessly until it performed flawlessly, still baffled end-users."},{"role":"assistant","content":"Алгоритм, который разработчики бесконечно правили, пока он не стал работать идеально, всё равно ставил пользователей в тупик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49];[Technical.$B$1];[$Translations.B49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is obstinate refusal to compromise, while principled, struck colleagues as pigheaded and counterproductive.&quot;},{&quot;role&quot;:&quot;assistant&quot;,&quot;content&quot;:&quot;Его упорный отказ идти на компромисс, хоть и принципиальный, казался коллегам упёртым и контрпродуктивным.&quot;}]} " calcext:value-type="string">
            <text:p>{"messages":[{"role":"user","content":"Translate the following text from English to Russian. Provide only the translation without any explanations or additional text: His obstinate refusal to compromise, while principled, struck colleagues as pigheaded and counterproductive."},{"role":"assistant","content":"Его упорный отказ идти на компромисс, хоть и принципиальный, казался коллегам упёртым и контрпродуктивным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0];[Technical.$B$1];[$Translations.B50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actual fabricator eventually confessed to the deception, but not before the pretend sympathizer was exonerated.&quot;},{&quot;role&quot;:&quot;assistant&quot;,&quot;content&quot;:&quot;Настоящий фальсификатор в итоге признался в обмане, но лишь после того, как мнимый сочувствующий был оправдан.&quot;}]} " calcext:value-type="string">
            <text:p>{"messages":[{"role":"user","content":"Translate the following text from English to Russian. Provide only the translation without any explanations or additional text: The actual fabricator eventually confessed to the deception, but not before the pretend sympathizer was exonerated."},{"role":"assistant","content":"Настоящий фальсификатор в итоге признался в обмане, но лишь после того, как мнимый сочувствующий был оправдан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1];[Technical.$B$1];[$Translations.B51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er career was a rollercoaster: meteoric rises punctuated by nosedives into professional obscurity.&quot;},{&quot;role&quot;:&quot;assistant&quot;,&quot;content&quot;:&quot;Её карьера была американскими горками: взлёты к славе сменялись падениями в профессиональную безвестность.&quot;}]} " calcext:value-type="string">
            <text:p>{"messages":[{"role":"user","content":"Translate the following text from English to Russian. Provide only the translation without any explanations or additional text: Her career was a rollercoaster: meteoric rises punctuated by nosedives into professional obscurity."},{"role":"assistant","content":"Её карьера была американскими горками: взлёты к славе сменялись падениями в профессиональную безвестность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2];[Technical.$B$1];[$Translations.B52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minister’s conviction for corruption shocked the public, though his earlier speeches about integrity rang hollow.&quot;},{&quot;role&quot;:&quot;assistant&quot;,&quot;content&quot;:&quot;Осуждение министра за коррупцию шокировало публику, хотя его прежние речи о честности звучали фальшиво.&quot;}]} " calcext:value-type="string">
            <text:p>{"messages":[{"role":"user","content":"Translate the following text from English to Russian. Provide only the translation without any explanations or additional text: The minister’s conviction for corruption shocked the public, though his earlier speeches about integrity rang hollow."},{"role":"assistant","content":"Осуждение министра за коррупцию шокировало публику, хотя его прежние речи о честности звучали фальшиво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3];[Technical.$B$1];[$Translations.B53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Do start drafting the report immediately, but don’t bother finalizing it until we get the figures.&quot;},{&quot;role&quot;:&quot;assistant&quot;,&quot;content&quot;:&quot;Немедленно начни составлять отчёт, но не заканчивай его, пока не получим цифры.&quot;}]} " calcext:value-type="string">
            <text:p>{"messages":[{"role":"user","content":"Translate the following text from English to Russian. Provide only the translation without any explanations or additional text: Do start drafting the report immediately, but don’t bother finalizing it until we get the figures."},{"role":"assistant","content":"Немедленно начни составлять отчёт, но не заканчивай его, пока не получим цифры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4];[Technical.$B$1];[$Translations.B54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Put that here, then take these there before yesterday’s mess becomes tomorrow’s crisis.&quot;},{&quot;role&quot;:&quot;assistant&quot;,&quot;content&quot;:&quot;Поставь это вот здесь, потом отнеси то вон туда, пока вчерашний беспорядок не стал завтрашним кризисом.&quot;}]} " calcext:value-type="string">
            <text:p>{"messages":[{"role":"user","content":"Translate the following text from English to Russian. Provide only the translation without any explanations or additional text: Put that here, then take these there before yesterday’s mess becomes tomorrow’s crisis."},{"role":"assistant","content":"Поставь это вот здесь, потом отнеси то вон туда, пока вчерашний беспорядок не стал завтрашним кризисом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5];[Technical.$B$1];[$Translations.B55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His 'helpful' suggestions invariably created more work for everyone—a truly masterful display of incompetence.&quot;},{&quot;role&quot;:&quot;assistant&quot;,&quot;content&quot;:&quot;Его 'полезные' советы неизменно создавали всем больше работы — поистине мастерское профнепригодности.&quot;}]} " calcext:value-type="string">
            <text:p>{"messages":[{"role":"user","content":"Translate the following text from English to Russian. Provide only the translation without any explanations or additional text: His 'helpful' suggestions invariably created more work for everyone—a truly masterful display of incompetence."},{"role":"assistant","content":"Его 'полезные' советы неизменно создавали всем больше работы — поистине мастерское профнепригодности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6];[Technical.$B$1];[$Translations.B56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startup’s agile methodology was a façade; their workflow was actually über-bureaucratic.&quot;},{&quot;role&quot;:&quot;assistant&quot;,&quot;content&quot;:&quot;Гибкая методология стартапа была фасадом: их workflow был сверхбюрократичным.&quot;}]} " calcext:value-type="string">
            <text:p>{"messages":[{"role":"user","content":"Translate the following text from English to Russian. Provide only the translation without any explanations or additional text: The startup’s agile methodology was a façade; their workflow was actually über-bureaucratic."},{"role":"assistant","content":"Гибкая методология стартапа была фасадом: их workflow был сверхбюрократичным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7];[Technical.$B$1];[$Translations.B57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She didn’t join the protest because she feared repercussions—she genuinely disagreed with its aims.&quot;},{&quot;role&quot;:&quot;assistant&quot;,&quot;content&quot;:&quot;Она не присоединилась к протесту не из-за страха последствий, а потому что искренне не разделяла его целей.&quot;}]} " calcext:value-type="string">
            <text:p>{"messages":[{"role":"user","content":"Translate the following text from English to Russian. Provide only the translation without any explanations or additional text: She didn’t join the protest because she feared repercussions—she genuinely disagreed with its aims."},{"role":"assistant","content":"Она не присоединилась к протесту не из-за страха последствий, а потому что искренне не разделяла его целей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8];[Technical.$B$1];[$Translations.B58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concert was so loud, it felt like being trapped inside a jet engine during a volcanic eruption.&quot;},{&quot;role&quot;:&quot;assistant&quot;,&quot;content&quot;:&quot;Концерт был таким громким, будто тебя заперли в реактивном двигателе во время извержения вулкана.&quot;}]} " calcext:value-type="string">
            <text:p>{"messages":[{"role":"user","content":"Translate the following text from English to Russian. Provide only the translation without any explanations or additional text: The concert was so loud, it felt like being trapped inside a jet engine during a volcanic eruption."},{"role":"assistant","content":"Концерт был таким громким, будто тебя заперли в реактивном двигателе во время извержения вулкана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59];[Technical.$B$1];[$Translations.B59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After being 'let go,' he spent months 'between opportunities' before 'pivoting to consulting.'&quot;},{&quot;role&quot;:&quot;assistant&quot;,&quot;content&quot;:&quot;После 'увольнения' он провёл месяцы 'в поиске работы', прежде чем 'переквалифицироваться в консультанты'.&quot;}]} " calcext:value-type="string">
            <text:p>{"messages":[{"role":"user","content":"Translate the following text from English to Russian. Provide only the translation without any explanations or additional text: After being 'let go,' he spent months 'between opportunities' before 'pivoting to consulting.'"},{"role":"assistant","content":"После 'увольнения' он провёл месяцы 'в поиске работы', прежде чем 'переквалифицироваться в консультанты'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60];[Technical.$B$1];[$Translations.B60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Well, the project is sort of finished—if you ignore the bugs, which, frankly, are kind of a big deal.&quot;},{&quot;role&quot;:&quot;assistant&quot;,&quot;content&quot;:&quot;Ну, проект вроде как готов... если не считать багов, которые, честно говоря, довольно серьёзные.&quot;}]} " calcext:value-type="string">
            <text:p>{"messages":[{"role":"user","content":"Translate the following text from English to Russian. Provide only the translation without any explanations or additional text: Well, the project is sort of finished—if you ignore the bugs, which, frankly, are kind of a big deal."},{"role":"assistant","content":"Ну, проект вроде как готов... если не считать багов, которые, честно говоря, довольно серьёзные."}]} </text:p>
          </table:table-cell>
          <table:table-cell table:number-columns-repeated="16383"/>
        </table:table-row>
        <table:table-row table:style-name="ro1">
          <table:table-cell table:formula="of:=COM.MICROSOFT.CONCAT([Technical.$A$1];[$Translations.A61];[Technical.$B$1];[$Translations.B61];[Technical.$C$1])" office:value-type="string" office:string-value="{&quot;messages&quot;:[{&quot;role&quot;:&quot;user&quot;,&quot;content&quot;:&quot;Translate the following text from English to Russian. Provide only the translation without any explanations or additional text: The ineffable quality of her artistry transcended mere technique, embodying a je ne sais quoi that defied analysis.&quot;},{&quot;role&quot;:&quot;assistant&quot;,&quot;content&quot;:&quot;Невыразимое качество её искусства выходило за рамки техники, воплощая некое je ne sais quoi, не поддающееся анализу.&quot;}]} " calcext:value-type="string">
            <text:p>{"messages":[{"role":"user","content":"Translate the following text from English to Russian. Provide only the translation without any explanations or additional text: The ineffable quality of her artistry transcended mere technique, embodying a je ne sais quoi that defied analysis."},{"role":"assistant","content":"Невыразимое качество её искусства выходило за рамки техники, воплощая некое je ne sais quoi, не поддающееся анализу."}]} </text:p>
          </table:table-cell>
          <table:table-cell table:number-columns-repeated="16383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raining Data (RU-EN)" table:style-name="ta1">
        <table:table-column table:style-name="co6" table:default-cell-style-name="ce6"/>
        <table:table-column table:style-name="co3" table:number-columns-repeated="16383" table:default-cell-style-name="ce6"/>
        <table:table-row table:style-name="ro1">
          <table:table-cell table:formula="of:=COM.MICROSOFT.CONCAT([Technical.$A$2];[$Translations.B62];[Technical.$B$2];[$Translations.A62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Импровизированные замечания генерального директора о слиянии были обоюдоострым мечом: они подняли боевой дух, но встревожили инвесторов.&quot;},{&quot;role&quot;:&quot;assistant&quot;,&quot;content&quot;:&quot;The CEO's off-the-cuff remarks about the merger were a double-edged sword; they boosted morale but alarmed investors.&quot;}]} " calcext:value-type="string">
            <text:p>{"messages":[{"role":"user","content":"Translate the following text from Russian to English. Provide only the translation without any explanations or additional text: Импровизированные замечания генерального директора о слиянии были обоюдоострым мечом: они подняли боевой дух, но встревожили инвесторов."},{"role":"assistant","content":"The CEO's off-the-cuff remarks about the merger were a double-edged sword; they boosted morale but alarmed investor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63];[Technical.$B$2];[$Translations.A63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на была в полном отчаянии, пытаясь согласовать противоречивые данные, что было похоже на сравнение тёплого с мягким.&quot;},{&quot;role&quot;:&quot;assistant&quot;,&quot;content&quot;:&quot;She was at her wit's end trying to reconcile the contradictory data, which was like comparing apples to oranges.&quot;}]} " calcext:value-type="string">
            <text:p>{"messages":[{"role":"user","content":"Translate the following text from Russian to English. Provide only the translation without any explanations or additional text: Она была в полном отчаянии, пытаясь согласовать противоречивые данные, что было похоже на сравнение тёплого с мягким."},{"role":"assistant","content":"She was at her wit's end trying to reconcile the contradictory data, which was like comparing apples to orang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64];[Technical.$B$2];[$Translations.A64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Сейчас проект отложен на дальнюю полку, но мы решим эту проблему, когда до неё дойдёт дело.&quot;},{&quot;role&quot;:&quot;assistant&quot;,&quot;content&quot;:&quot;The project is on the back burner for now, but we'll cross that bridge when we come to it.&quot;}]} " calcext:value-type="string">
            <text:p>{"messages":[{"role":"user","content":"Translate the following text from Russian to English. Provide only the translation without any explanations or additional text: Сейчас проект отложен на дальнюю полку, но мы решим эту проблему, когда до неё дойдёт дело."},{"role":"assistant","content":"The project is on the back burner for now, but we'll cross that bridge when we come to it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65];[Technical.$B$2];[$Translations.A65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го предложение полностью переработать систему было выстрелом в темноту, но оно окупилось вопреки всем ожиданиям.&quot;},{&quot;role&quot;:&quot;assistant&quot;,&quot;content&quot;:&quot;His suggestion to overhaul the system was a shot in the dark, but it paid off against all odds.&quot;}]} " calcext:value-type="string">
            <text:p>{"messages":[{"role":"user","content":"Translate the following text from Russian to English. Provide only the translation without any explanations or additional text: Его предложение полностью переработать систему было выстрелом в темноту, но оно окупилось вопреки всем ожиданиям."},{"role":"assistant","content":"His suggestion to overhaul the system was a shot in the dark, but it paid off against all odd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66];[Technical.$B$2];[$Translations.A66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Синергия команды не высечена в камне; это развивающийся процесс, требующий постоянной поддержки.&quot;},{&quot;role&quot;:&quot;assistant&quot;,&quot;content&quot;:&quot;The team's synergy is not set in stone; it's a work in progress that requires constant nurturing.&quot;}]} " calcext:value-type="string">
            <text:p>{"messages":[{"role":"user","content":"Translate the following text from Russian to English. Provide only the translation without any explanations or additional text: Синергия команды не высечена в камне; это развивающийся процесс, требующий постоянной поддержки."},{"role":"assistant","content":"The team's synergy is not set in stone; it's a work in progress that requires constant nurturing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67];[Technical.$B$2];[$Translations.A67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ни решили стиснуть зубы и внедрить непопулярную политику, зная, что это меньшее из зол.&quot;},{&quot;role&quot;:&quot;assistant&quot;,&quot;content&quot;:&quot;They decided to bite the bullet and implement the unpopular policy, knowing it was a necessary evil.&quot;}]} " calcext:value-type="string">
            <text:p>{"messages":[{"role":"user","content":"Translate the following text from Russian to English. Provide only the translation without any explanations or additional text: Они решили стиснуть зубы и внедрить непопулярную политику, зная, что это меньшее из зол."},{"role":"assistant","content":"They decided to bite the bullet and implement the unpopular policy, knowing it was a necessary evil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68];[Technical.$B$2];[$Translations.A68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бещание политика снизить налоги было пустыми словами; его действия говорили громче любых речей.&quot;},{&quot;role&quot;:&quot;assistant&quot;,&quot;content&quot;:&quot;The politician's promise to lower taxes was just lip service; his actions spoke louder than words.&quot;}]} " calcext:value-type="string">
            <text:p>{"messages":[{"role":"user","content":"Translate the following text from Russian to English. Provide only the translation without any explanations or additional text: Обещание политика снизить налоги было пустыми словами; его действия говорили громче любых речей."},{"role":"assistant","content":"The politician's promise to lower taxes was just lip service; his actions spoke louder than words."}]} </text:p>
          </table:table-cell>
          <table:table-cell table:style-name="ce7" table:number-columns-repeated="16383"/>
        </table:table-row>
        <table:table-row table:style-name="ro1">
          <table:table-cell table:formula="of:=COM.MICROSOFT.CONCAT([Technical.$A$2];[$Translations.B69];[Technical.$B$2];[$Translations.A69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бновление программного обеспечения оказалось скрытым благом: оно исправило критические ошибки, хотя и создало мелкие неудобства.&quot;},{&quot;role&quot;:&quot;assistant&quot;,&quot;content&quot;:&quot;The software update was a blessing in disguise; it fixed critical bugs while introducing minor inconveniences.&quot;}]} " calcext:value-type="string">
            <text:p>{"messages":[{"role":"user","content":"Translate the following text from Russian to English. Provide only the translation without any explanations or additional text: Обновление программного обеспечения оказалось скрытым благом: оно исправило критические ошибки, хотя и создало мелкие неудобства."},{"role":"assistant","content":"The software update was a blessing in disguise; it fixed critical bugs while introducing minor inconvenienc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0];[Technical.$B$2];[$Translations.A70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Мы ещё не выбрались из чащи; первоначальный успех — лишь верхушка айсберга.&quot;},{&quot;role&quot;:&quot;assistant&quot;,&quot;content&quot;:&quot;We're not out of the woods yet; the initial success is just the tip of the iceberg.&quot;}]} " calcext:value-type="string">
            <text:p>{"messages":[{"role":"user","content":"Translate the following text from Russian to English. Provide only the translation without any explanations or additional text: Мы ещё не выбрались из чащи; первоначальный успех — лишь верхушка айсберга."},{"role":"assistant","content":"We're not out of the woods yet; the initial success is just the tip of the iceberg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1];[Technical.$B$2];[$Translations.A71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ё объяснение было кристально ясным, но рассеянная аудитория пропустила его мимо ушей.&quot;},{&quot;role&quot;:&quot;assistant&quot;,&quot;content&quot;:&quot;Her explanation was crystal clear, but it went in one ear and out the other for the distracted audience.&quot;}]} " calcext:value-type="string">
            <text:p>{"messages":[{"role":"user","content":"Translate the following text from Russian to English. Provide only the translation without any explanations or additional text: Её объяснение было кристально ясным, но рассеянная аудитория пропустила его мимо ушей."},{"role":"assistant","content":"Her explanation was crystal clear, but it went in one ear and out the other for the distracted audienc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2];[Technical.$B$2];[$Translations.A72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Новые правила — горькая пилюля, но они необходимы для общего блага.&quot;},{&quot;role&quot;:&quot;assistant&quot;,&quot;content&quot;:&quot;The new regulations are a bitter pill to swallow, but they are for the greater good.&quot;}]} " calcext:value-type="string">
            <text:p>{"messages":[{"role":"user","content":"Translate the following text from Russian to English. Provide only the translation without any explanations or additional text: Новые правила — горькая пилюля, но они необходимы для общего блага."},{"role":"assistant","content":"The new regulations are a bitter pill to swallow, but they are for the greater good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3];[Technical.$B$2];[$Translations.A73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н воспринял критику с долей скепсиса, зная, что она исходит из предвзятого источника.&quot;},{&quot;role&quot;:&quot;assistant&quot;,&quot;content&quot;:&quot;He took the criticism with a grain of salt, knowing it came from a biased source.&quot;}]} " calcext:value-type="string">
            <text:p>{"messages":[{"role":"user","content":"Translate the following text from Russian to English. Provide only the translation without any explanations or additional text: Он воспринял критику с долей скепсиса, зная, что она исходит из предвзятого источника."},{"role":"assistant","content":"He took the criticism with a grain of salt, knowing it came from a biased sourc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4];[Technical.$B$2];[$Translations.A74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Внезапная отставка директора подбросила дров в огонь наших тщательно продуманных планов.&quot;},{&quot;role&quot;:&quot;assistant&quot;,&quot;content&quot;:&quot;The sudden resignation of the director threw a spanner in the works of our carefully laid plans.&quot;}]} " calcext:value-type="string">
            <text:p>{"messages":[{"role":"user","content":"Translate the following text from Russian to English. Provide only the translation without any explanations or additional text: Внезапная отставка директора подбросила дров в огонь наших тщательно продуманных планов."},{"role":"assistant","content":"The sudden resignation of the director threw a spanner in the works of our carefully laid plan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5];[Technical.$B$2];[$Translations.A75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Стремительный взлёт компании к славе оказался мыльным пузырём; вскоре она обанкротилась.&quot;},{&quot;role&quot;:&quot;assistant&quot;,&quot;content&quot;:&quot;The company's meteoric rise to fame was a flash in the pan; it soon went bankrupt.&quot;}]} " calcext:value-type="string">
            <text:p>{"messages":[{"role":"user","content":"Translate the following text from Russian to English. Provide only the translation without any explanations or additional text: Стремительный взлёт компании к славе оказался мыльным пузырём; вскоре она обанкротилась."},{"role":"assistant","content":"The company's meteoric rise to fame was a flash in the pan; it soon went bankrupt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6];[Technical.$B$2];[$Translations.A76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У неё есть талант мыслить нешаблонно, что часто приводит к новаторским решениям.&quot;},{&quot;role&quot;:&quot;assistant&quot;,&quot;content&quot;:&quot;She has a knack for thinking outside the box, which often leads to innovative solutions.&quot;}]} " calcext:value-type="string">
            <text:p>{"messages":[{"role":"user","content":"Translate the following text from Russian to English. Provide only the translation without any explanations or additional text: У неё есть талант мыслить нешаблонно, что часто приводит к новаторским решениям."},{"role":"assistant","content":"She has a knack for thinking outside the box, which often leads to innovative solution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7];[Technical.$B$2];[$Translations.A77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Переговоры зашли в тупик, когда подняла голову проблема прав на интеллектуальную собственность.&quot;},{&quot;role&quot;:&quot;assistant&quot;,&quot;content&quot;:&quot;The negotiations hit a snag when the issue of intellectual property rights reared its ugly head.&quot;}]} " calcext:value-type="string">
            <text:p>{"messages":[{"role":"user","content":"Translate the following text from Russian to English. Provide only the translation without any explanations or additional text: Переговоры зашли в тупик, когда подняла голову проблема прав на интеллектуальную собственность."},{"role":"assistant","content":"The negotiations hit a snag when the issue of intellectual property rights reared its ugly head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8];[Technical.$B$2];[$Translations.A78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го извинения были сыроваты и не затрагивали главную проблему.&quot;},{&quot;role&quot;:&quot;assistant&quot;,&quot;content&quot;:&quot;His apology was half-baked and failed to address the elephant in the room.&quot;}]} " calcext:value-type="string">
            <text:p>{"messages":[{"role":"user","content":"Translate the following text from Russian to English. Provide only the translation without any explanations or additional text: Его извинения были сыроваты и не затрагивали главную проблему."},{"role":"assistant","content":"His apology was half-baked and failed to address the elephant in the room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79];[Technical.$B$2];[$Translations.A79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Энтузиазм команды заразителен; он как глоток свежего воздуха в этой затхлой атмосфере.&quot;},{&quot;role&quot;:&quot;assistant&quot;,&quot;content&quot;:&quot;The team's enthusiasm is infectious; it's like a breath of fresh air in this stagnant environment.&quot;}]} " calcext:value-type="string">
            <text:p>{"messages":[{"role":"user","content":"Translate the following text from Russian to English. Provide only the translation without any explanations or additional text: Энтузиазм команды заразителен; он как глоток свежего воздуха в этой затхлой атмосфере."},{"role":"assistant","content":"The team's enthusiasm is infectious; it's like a breath of fresh air in this stagnant environment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0];[Technical.$B$2];[$Translations.A80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Решение менеджера играть в фаворитов открыло ящик Пандоры, вызвав недовольство среди сотрудников.&quot;},{&quot;role&quot;:&quot;assistant&quot;,&quot;content&quot;:&quot;The manager's decision to play favorites has opened a can of worms, causing resentment among employees.&quot;}]} " calcext:value-type="string">
            <text:p>{"messages":[{"role":"user","content":"Translate the following text from Russian to English. Provide only the translation without any explanations or additional text: Решение менеджера играть в фаворитов открыло ящик Пандоры, вызвав недовольство среди сотрудников."},{"role":"assistant","content":"The manager's decision to play favorites has opened a can of worms, causing resentment among employe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1];[Technical.$B$2];[$Translations.A81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ни ходят вокруг да около вместо того, чтобы решать суть проблемы в лоб.&quot;},{&quot;role&quot;:&quot;assistant&quot;,&quot;content&quot;:&quot;They are beating around the bush instead of addressing the core issue head-on.&quot;}]} " calcext:value-type="string">
            <text:p>{"messages":[{"role":"user","content":"Translate the following text from Russian to English. Provide only the translation without any explanations or additional text: Они ходят вокруг да около вместо того, чтобы решать суть проблемы в лоб."},{"role":"assistant","content":"They are beating around the bush instead of addressing the core issue head-on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2];[Technical.$B$2];[$Translations.A82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Бюджет проекта урезали до предела, заставляя нас делать больше с меньшими ресурсами.&quot;},{&quot;role&quot;:&quot;assistant&quot;,&quot;content&quot;:&quot;The project's budget was cut to the bone, forcing us to do more with less.&quot;}]} " calcext:value-type="string">
            <text:p>{"messages":[{"role":"user","content":"Translate the following text from Russian to English. Provide only the translation without any explanations or additional text: Бюджет проекта урезали до предела, заставляя нас делать больше с меньшими ресурсами."},{"role":"assistant","content":"The project's budget was cut to the bone, forcing us to do more with les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3];[Technical.$B$2];[$Translations.A83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Неожиданный прорыв стал манной небесной, оттянув исследовательскую команду от края пропасти.&quot;},{&quot;role&quot;:&quot;assistant&quot;,&quot;content&quot;:&quot;The unexpected breakthrough was a godsend, pulling the research team back from the brink of failure.&quot;}]} " calcext:value-type="string">
            <text:p>{"messages":[{"role":"user","content":"Translate the following text from Russian to English. Provide only the translation without any explanations or additional text: Неожиданный прорыв стал манной небесной, оттянув исследовательскую команду от края пропасти."},{"role":"assistant","content":"The unexpected breakthrough was a godsend, pulling the research team back from the brink of failur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4];[Technical.$B$2];[$Translations.A84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го аргументы не выдерживают критики; в них полно дыр и несоответствий.&quot;},{&quot;role&quot;:&quot;assistant&quot;,&quot;content&quot;:&quot;His argument doesn't hold water; it's full of holes and inconsistencies.&quot;}]} " calcext:value-type="string">
            <text:p>{"messages":[{"role":"user","content":"Translate the following text from Russian to English. Provide only the translation without any explanations or additional text: Его аргументы не выдерживают критики; в них полно дыр и несоответствий."},{"role":"assistant","content":"His argument doesn't hold water; it's full of holes and inconsistenci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5];[Technical.$B$2];[$Translations.A85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Скандальное прошлое знаменитости вернулось, чтобы преследовать её, запятнав тщательно созданный имидж.&quot;},{&quot;role&quot;:&quot;assistant&quot;,&quot;content&quot;:&quot;The celebrity's scandalous past came back to haunt her, tarnishing her carefully crafted image.&quot;}]} " calcext:value-type="string">
            <text:p>{"messages":[{"role":"user","content":"Translate the following text from Russian to English. Provide only the translation without any explanations or additional text: Скандальное прошлое знаменитости вернулось, чтобы преследовать её, запятнав тщательно созданный имидж."},{"role":"assistant","content":"The celebrity's scandalous past came back to haunt her, tarnishing her carefully crafted imag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6];[Technical.$B$2];[$Translations.A86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тчёт комитета был попыткой отмыть ситуацию, замалчивая серьёзные обвинения.&quot;},{&quot;role&quot;:&quot;assistant&quot;,&quot;content&quot;:&quot;The committee's report was a whitewash, glossing over the serious allegations.&quot;}]} " calcext:value-type="string">
            <text:p>{"messages":[{"role":"user","content":"Translate the following text from Russian to English. Provide only the translation without any explanations or additional text: Отчёт комитета был попыткой отмыть ситуацию, замалчивая серьёзные обвинения."},{"role":"assistant","content":"The committee's report was a whitewash, glossing over the serious allegation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7];[Technical.$B$2];[$Translations.A87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Восхождение предпринимателя из грязи в князи — воплощение американской мечты.&quot;},{&quot;role&quot;:&quot;assistant&quot;,&quot;content&quot;:&quot;The entrepreneur's rise from rags to riches is the epitome of the American dream.&quot;}]} " calcext:value-type="string">
            <text:p>{"messages":[{"role":"user","content":"Translate the following text from Russian to English. Provide only the translation without any explanations or additional text: Восхождение предпринимателя из грязи в князи — воплощение американской мечты."},{"role":"assistant","content":"The entrepreneur's rise from rags to riches is the epitome of the American dream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8];[Technical.$B$2];[$Translations.A88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Новая политика бьет по малым предприятиям двойным ударом: увеличивая расходы и сокращая доходы.&quot;},{&quot;role&quot;:&quot;assistant&quot;,&quot;content&quot;:&quot;The new policy is a double whammy for small businesses, increasing costs while reducing revenue.&quot;}]} " calcext:value-type="string">
            <text:p>{"messages":[{"role":"user","content":"Translate the following text from Russian to English. Provide only the translation without any explanations or additional text: Новая политика бьет по малым предприятиям двойным ударом: увеличивая расходы и сокращая доходы."},{"role":"assistant","content":"The new policy is a double whammy for small businesses, increasing costs while reducing revenu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89];[Technical.$B$2];[$Translations.A89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Разработчик программного обеспечения был в своей стихии, программируя всю ночь с несгибаемой концентрацией.&quot;},{&quot;role&quot;:&quot;assistant&quot;,&quot;content&quot;:&quot;The software developer was in his element, coding through the night with unwavering focus.&quot;}]} " calcext:value-type="string">
            <text:p>{"messages":[{"role":"user","content":"Translate the following text from Russian to English. Provide only the translation without any explanations or additional text: Разработчик программного обеспечения был в своей стихии, программируя всю ночь с несгибаемой концентрацией."},{"role":"assistant","content":"The software developer was in his element, coding through the night with unwavering focu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0];[Technical.$B$2];[$Translations.A90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Мирные переговоры висят на волоске, и ни одна из сторон не хочет уступать ни пяди.&quot;},{&quot;role&quot;:&quot;assistant&quot;,&quot;content&quot;:&quot;The peace talks are hanging by a thread, with both parties refusing to budge an inch.&quot;}]} " calcext:value-type="string">
            <text:p>{"messages":[{"role":"user","content":"Translate the following text from Russian to English. Provide only the translation without any explanations or additional text: Мирные переговоры висят на волоске, и ни одна из сторон не хочет уступать ни пяди."},{"role":"assistant","content":"The peace talks are hanging by a thread, with both parties refusing to budge an inch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1];[Technical.$B$2];[$Translations.A91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ё объяснение было настолько запутанным, что все только чесали затылки в недоумении.&quot;},{&quot;role&quot;:&quot;assistant&quot;,&quot;content&quot;:&quot;Her explanation was so convoluted that it left everyone scratching their heads in confusion.&quot;}]} " calcext:value-type="string">
            <text:p>{"messages":[{"role":"user","content":"Translate the following text from Russian to English. Provide only the translation without any explanations or additional text: Её объяснение было настолько запутанным, что все только чесали затылки в недоумении."},{"role":"assistant","content":"Her explanation was so convoluted that it left everyone scratching their heads in confusion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2];[Technical.$B$2];[$Translations.A92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Постоянно меняя правила игры при каждом успехе, комитет обеспечил, что проект никогда не увидит свет.&quot;},{&quot;role&quot;:&quot;assistant&quot;,&quot;content&quot;:&quot;By moving the goalposts every time progress was made, the committee ensured the project would never see the light of day.&quot;}]} " calcext:value-type="string">
            <text:p>{"messages":[{"role":"user","content":"Translate the following text from Russian to English. Provide only the translation without any explanations or additional text: Постоянно меняя правила игры при каждом успехе, комитет обеспечил, что проект никогда не увидит свет."},{"role":"assistant","content":"By moving the goalposts every time progress was made, the committee ensured the project would never see the light of day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3];[Technical.$B$2];[$Translations.A93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ё объяснение было классическим примером хождения вокруг да около, и никто так и не понял, что произошло.&quot;},{&quot;role&quot;:&quot;assistant&quot;,&quot;content&quot;:&quot;Her explanation was a textbook example of beating around the bush, leaving everyone none the wiser about what had transpired.&quot;}]} " calcext:value-type="string">
            <text:p>{"messages":[{"role":"user","content":"Translate the following text from Russian to English. Provide only the translation without any explanations or additional text: Её объяснение было классическим примером хождения вокруг да около, и никто так и не понял, что произошло."},{"role":"assistant","content":"Her explanation was a textbook example of beating around the bush, leaving everyone none the wiser about what had transpired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4];[Technical.$B$2];[$Translations.A94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бещание генерального директора прозвучало пусто, ведь сотрудники уже не раз обжигались на подобных заверениях.&quot;},{&quot;role&quot;:&quot;assistant&quot;,&quot;content&quot;:&quot;The CEO’s promise rang hollow, as the workforce had been burned by hollow assurances far too many times before.&quot;}]} " calcext:value-type="string">
            <text:p>{"messages":[{"role":"user","content":"Translate the following text from Russian to English. Provide only the translation without any explanations or additional text: Обещание генерального директора прозвучало пусто, ведь сотрудники уже не раз обжигались на подобных заверениях."},{"role":"assistant","content":"The CEO’s promise rang hollow, as the workforce had been burned by hollow assurances far too many times befor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5];[Technical.$B$2];[$Translations.A95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Пытаясь вбить квадратный колышек в круглое отверстие, консультант проигнорировал фундаментальные различия корпоративных культур.&quot;},{&quot;role&quot;:&quot;assistant&quot;,&quot;content&quot;:&quot;Trying to fit a square peg into a round hole, the consultant neglected the fundamental differences in corporate culture.&quot;}]} " calcext:value-type="string">
            <text:p>{"messages":[{"role":"user","content":"Translate the following text from Russian to English. Provide only the translation without any explanations or additional text: Пытаясь вбить квадратный колышек в круглое отверстие, консультант проигнорировал фундаментальные различия корпоративных культур."},{"role":"assistant","content":"Trying to fit a square peg into a round hole, the consultant neglected the fundamental differences in corporate cultur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6];[Technical.$B$2];[$Translations.A96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План называли панацеей, но на деле это был лишь временный компресс для глубоко укоренившейся проблемы.&quot;},{&quot;role&quot;:&quot;assistant&quot;,&quot;content&quot;:&quot;The plan was hailed as a panacea, but in reality, it was a band-aid solution to a deeply rooted problem.&quot;}]} " calcext:value-type="string">
            <text:p>{"messages":[{"role":"user","content":"Translate the following text from Russian to English. Provide only the translation without any explanations or additional text: План называли панацеей, но на деле это был лишь временный компресс для глубоко укоренившейся проблемы."},{"role":"assistant","content":"The plan was hailed as a panacea, but in reality, it was a band-aid solution to a deeply rooted problem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7];[Technical.$B$2];[$Translations.A97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Эмоциональные картины художника стирали грань между сном и реальностью, заставляя зрителей усомниться в своих восприятиях.&quot;},{&quot;role&quot;:&quot;assistant&quot;,&quot;content&quot;:&quot;The painter’s evocative work blurred the line between dreams and waking life, making viewers question their own perceptions.&quot;}]} " calcext:value-type="string">
            <text:p>{"messages":[{"role":"user","content":"Translate the following text from Russian to English. Provide only the translation without any explanations or additional text: Эмоциональные картины художника стирали грань между сном и реальностью, заставляя зрителей усомниться в своих восприятиях."},{"role":"assistant","content":"The painter’s evocative work blurred the line between dreams and waking life, making viewers question their own perception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8];[Technical.$B$2];[$Translations.A98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Зарубив инициативу в зачатке, руководство невольно выплеснуло ребёнка вместе с водой.&quot;},{&quot;role&quot;:&quot;assistant&quot;,&quot;content&quot;:&quot;Having axed the initiative in its infancy, management unwittingly threw the baby out with the bathwater.&quot;}]} " calcext:value-type="string">
            <text:p>{"messages":[{"role":"user","content":"Translate the following text from Russian to English. Provide only the translation without any explanations or additional text: Зарубив инициативу в зачатке, руководство невольно выплеснуло ребёнка вместе с водой."},{"role":"assistant","content":"Having axed the initiative in its infancy, management unwittingly threw the baby out with the bathwater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99];[Technical.$B$2];[$Translations.A99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н ходил вокруг да около, словно по минному полю, стараясь никого не задеть.&quot;},{&quot;role&quot;:&quot;assistant&quot;,&quot;content&quot;:&quot;He tiptoed around the issue as if walking on eggshells, careful not to step on anyone’s toes.&quot;}]} " calcext:value-type="string">
            <text:p>{"messages":[{"role":"user","content":"Translate the following text from Russian to English. Provide only the translation without any explanations or additional text: Он ходил вокруг да около, словно по минному полю, стараясь никого не задеть."},{"role":"assistant","content":"He tiptoed around the issue as if walking on eggshells, careful not to step on anyone’s to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0];[Technical.$B$2];[$Translations.A100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В трудную минуту проявляется истинный характер, зачастую неожиданно даже для близких друзей.&quot;},{&quot;role&quot;:&quot;assistant&quot;,&quot;content&quot;:&quot;When the chips are down, true character is revealed, often in ways that catch even close companions off guard.&quot;}]} " calcext:value-type="string">
            <text:p>{"messages":[{"role":"user","content":"Translate the following text from Russian to English. Provide only the translation without any explanations or additional text: В трудную минуту проявляется истинный характер, зачастую неожиданно даже для близких друзей."},{"role":"assistant","content":"When the chips are down, true character is revealed, often in ways that catch even close companions off guard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1];[Technical.$B$2];[$Translations.A101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Новая политика поставила сотрудников между молотом и наковальней, не оставив им другого выхода, кроме как подчиниться.&quot;},{&quot;role&quot;:&quot;assistant&quot;,&quot;content&quot;:&quot;The new policy left employees between a rock and a hard place, offering no real alternative but to comply.&quot;}]} " calcext:value-type="string">
            <text:p>{"messages":[{"role":"user","content":"Translate the following text from Russian to English. Provide only the translation without any explanations or additional text: Новая политика поставила сотрудников между молотом и наковальней, не оставив им другого выхода, кроме как подчиниться."},{"role":"assistant","content":"The new policy left employees between a rock and a hard place, offering no real alternative but to comply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2];[Technical.$B$2];[$Translations.A102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Хотя театр был забит до отказа, перед поднятием занавеса там царила гнетущая тишина.&quot;},{&quot;role&quot;:&quot;assistant&quot;,&quot;content&quot;:&quot;Despite being packed to the rafters, the theater maintained an eerily hushed ambiance before the curtain rose.&quot;}]} " calcext:value-type="string">
            <text:p>{"messages":[{"role":"user","content":"Translate the following text from Russian to English. Provide only the translation without any explanations or additional text: Хотя театр был забит до отказа, перед поднятием занавеса там царила гнетущая тишина."},{"role":"assistant","content":"Despite being packed to the rafters, the theater maintained an eerily hushed ambiance before the curtain ros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3];[Technical.$B$2];[$Translations.A103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ё обезоруживающая откровенность не сняла напряжение, а лишь открыла ящик Пандоры новых проблем.&quot;},{&quot;role&quot;:&quot;assistant&quot;,&quot;content&quot;:&quot;Her disarming candor, rather than diffusing the tension, ended up opening a whole new can of worms.&quot;}]} " calcext:value-type="string">
            <text:p>{"messages":[{"role":"user","content":"Translate the following text from Russian to English. Provide only the translation without any explanations or additional text: Её обезоруживающая откровенность не сняла напряжение, а лишь открыла ящик Пандоры новых проблем."},{"role":"assistant","content":"Her disarming candor, rather than diffusing the tension, ended up opening a whole new can of worm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4];[Technical.$B$2];[$Translations.A104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Концепция казалась многообещающей на бумаге, но провалилась, столкнувшись с суровой реальностью.&quot;},{&quot;role&quot;:&quot;assistant&quot;,&quot;content&quot;:&quot;The concept sounded promising on paper, but fell flat when it hit the cold, hard reality of implementation.&quot;}]} " calcext:value-type="string">
            <text:p>{"messages":[{"role":"user","content":"Translate the following text from Russian to English. Provide only the translation without any explanations or additional text: Концепция казалась многообещающей на бумаге, но провалилась, столкнувшись с суровой реальностью."},{"role":"assistant","content":"The concept sounded promising on paper, but fell flat when it hit the cold, hard reality of implementation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5];[Technical.$B$2];[$Translations.A105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На работе он выполняет множество ролей, но редко получает признание за «тушение пожаров» за кулисами.&quot;},{&quot;role&quot;:&quot;assistant&quot;,&quot;content&quot;:&quot;He wears many hats at work, yet rarely gets credit for the fires he quietly puts out behind the scenes.&quot;}]} " calcext:value-type="string">
            <text:p>{"messages":[{"role":"user","content":"Translate the following text from Russian to English. Provide only the translation without any explanations or additional text: На работе он выполняет множество ролей, но редко получает признание за «тушение пожаров» за кулисами."},{"role":"assistant","content":"He wears many hats at work, yet rarely gets credit for the fires he quietly puts out behind the scen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6];[Technical.$B$2];[$Translations.A106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Живя от зарплаты до зарплаты, семья оказалась втянутой в порочный круг долгов и неопределённости.&quot;},{&quot;role&quot;:&quot;assistant&quot;,&quot;content&quot;:&quot;Living paycheck to paycheck, the family found themselves caught in a vicious cycle of debt and uncertainty.&quot;}]} " calcext:value-type="string">
            <text:p>{"messages":[{"role":"user","content":"Translate the following text from Russian to English. Provide only the translation without any explanations or additional text: Живя от зарплаты до зарплаты, семья оказалась втянутой в порочный круг долгов и неопределённости."},{"role":"assistant","content":"Living paycheck to paycheck, the family found themselves caught in a vicious cycle of debt and uncertainty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7];[Technical.$B$2];[$Translations.A107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Речь политика была насыщена банальностями и только ещё больше запутала ситуацию.&quot;},{&quot;role&quot;:&quot;assistant&quot;,&quot;content&quot;:&quot;The politician’s speech was peppered with platitudes and yet managed to muddy the waters rather than clarify anything.&quot;}]} " calcext:value-type="string">
            <text:p>{"messages":[{"role":"user","content":"Translate the following text from Russian to English. Provide only the translation without any explanations or additional text: Речь политика была насыщена банальностями и только ещё больше запутала ситуацию."},{"role":"assistant","content":"The politician’s speech was peppered with platitudes and yet managed to muddy the waters rather than clarify anything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8];[Technical.$B$2];[$Translations.A108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Их партнёрство, построенное на взаимопонимании, оказалось под угрозой, когда дело дошло до решающих действий.&quot;},{&quot;role&quot;:&quot;assistant&quot;,&quot;content&quot;:&quot;Their partnership, built on mutual understanding, was put to the test when push came to shove.&quot;}]} " calcext:value-type="string">
            <text:p>{"messages":[{"role":"user","content":"Translate the following text from Russian to English. Provide only the translation without any explanations or additional text: Их партнёрство, построенное на взаимопонимании, оказалось под угрозой, когда дело дошло до решающих действий."},{"role":"assistant","content":"Their partnership, built on mutual understanding, was put to the test when push came to shov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09];[Technical.$B$2];[$Translations.A109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Нелинейный рассказ в мемуарах переплетает разные временные пласты, приглашая читателя самостоятельно собрать картину.&quot;},{&quot;role&quot;:&quot;assistant&quot;,&quot;content&quot;:&quot;The memoir’s nonlinear narrative weaves together disparate timelines, inviting readers to connect the dots themselves.&quot;}]} " calcext:value-type="string">
            <text:p>{"messages":[{"role":"user","content":"Translate the following text from Russian to English. Provide only the translation without any explanations or additional text: Нелинейный рассказ в мемуарах переплетает разные временные пласты, приглашая читателя самостоятельно собрать картину."},{"role":"assistant","content":"The memoir’s nonlinear narrative weaves together disparate timelines, inviting readers to connect the dots themselv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0];[Technical.$B$2];[$Translations.A110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Ведущий новостей сохранял невозмутимость на протяжении всего эфира, даже когда технические сбои едва не сорвали трансляцию.&quot;},{&quot;role&quot;:&quot;assistant&quot;,&quot;content&quot;:&quot;The news anchor kept a stiff upper lip throughout the broadcast, even when technical glitches threatened to unravel the show live.&quot;}]} " calcext:value-type="string">
            <text:p>{"messages":[{"role":"user","content":"Translate the following text from Russian to English. Provide only the translation without any explanations or additional text: Ведущий новостей сохранял невозмутимость на протяжении всего эфира, даже когда технические сбои едва не сорвали трансляцию."},{"role":"assistant","content":"The news anchor kept a stiff upper lip throughout the broadcast, even when technical glitches threatened to unravel the show liv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1];[Technical.$B$2];[$Translations.A111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казавшись на обочине во время прежних реорганизаций, она к новому предложению отнеслась с изрядной долей скептицизма.&quot;},{&quot;role&quot;:&quot;assistant&quot;,&quot;content&quot;:&quot;Having been left out in the cold during previous reorganizations, she approached the new proposal with a healthy dose of skepticism.&quot;}]} " calcext:value-type="string">
            <text:p>{"messages":[{"role":"user","content":"Translate the following text from Russian to English. Provide only the translation without any explanations or additional text: Оказавшись на обочине во время прежних реорганизаций, она к новому предложению отнеслась с изрядной долей скептицизма."},{"role":"assistant","content":"Having been left out in the cold during previous reorganizations, she approached the new proposal with a healthy dose of skepticism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2];[Technical.$B$2];[$Translations.A112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Предложение стало палкой в колесе, перечеркнув месяцы кропотливого планирования в одночасье.&quot;},{&quot;role&quot;:&quot;assistant&quot;,&quot;content&quot;:&quot;The proposal threw a wrench into the works, derailing months of meticulous planning in one fell swoop.&quot;}]} " calcext:value-type="string">
            <text:p>{"messages":[{"role":"user","content":"Translate the following text from Russian to English. Provide only the translation without any explanations or additional text: Предложение стало палкой в колесе, перечеркнув месяцы кропотливого планирования в одночасье."},{"role":"assistant","content":"The proposal threw a wrench into the works, derailing months of meticulous planning in one fell swoop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3];[Technical.$B$2];[$Translations.A113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го трудолюбие не знает равных, но он часто берётся за слишком многое и оказывается перегруженным.&quot;},{&quot;role&quot;:&quot;assistant&quot;,&quot;content&quot;:&quot;His work ethic is second to none, but he often bites off more than he can chew and ends up spread too thin.&quot;}]} " calcext:value-type="string">
            <text:p>{"messages":[{"role":"user","content":"Translate the following text from Russian to English. Provide only the translation without any explanations or additional text: Его трудолюбие не знает равных, но он часто берётся за слишком многое и оказывается перегруженным."},{"role":"assistant","content":"His work ethic is second to none, but he often bites off more than he can chew and ends up spread too thin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4];[Technical.$B$2];[$Translations.A114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Вместо того чтобы подлить масла в огонь, модератор балансировал между разбирательством и сохранением порядка.&quot;},{&quot;role&quot;:&quot;assistant&quot;,&quot;content&quot;:&quot;Rather than add fuel to the fire, the moderator walked the tightrope between addressing grievances and maintaining order.&quot;}]} " calcext:value-type="string">
            <text:p>{"messages":[{"role":"user","content":"Translate the following text from Russian to English. Provide only the translation without any explanations or additional text: Вместо того чтобы подлить масла в огонь, модератор балансировал между разбирательством и сохранением порядка."},{"role":"assistant","content":"Rather than add fuel to the fire, the moderator walked the tightrope between addressing grievances and maintaining order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5];[Technical.$B$2];[$Translations.A115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Рецензия оказалась палкой о двух концах, одновременно хваля смелость романа и критикуя его излишества.&quot;},{&quot;role&quot;:&quot;assistant&quot;,&quot;content&quot;:&quot;The review was a double-edged sword, simultaneously praising the novel’s boldness and lambasting its narrative excesses.&quot;}]} " calcext:value-type="string">
            <text:p>{"messages":[{"role":"user","content":"Translate the following text from Russian to English. Provide only the translation without any explanations or additional text: Рецензия оказалась палкой о двух концах, одновременно хваля смелость романа и критикуя его излишества."},{"role":"assistant","content":"The review was a double-edged sword, simultaneously praising the novel’s boldness and lambasting its narrative excess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6];[Technical.$B$2];[$Translations.A116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В последний момент счастливое совпадение переломило ситуацию и спасло, казалось бы, безнадёжное дело.&quot;},{&quot;role&quot;:&quot;assistant&quot;,&quot;content&quot;:&quot;At the eleventh hour, a fortuitous coincidence tipped the scales and salvaged what seemed like a lost cause.&quot;}]} " calcext:value-type="string">
            <text:p>{"messages":[{"role":"user","content":"Translate the following text from Russian to English. Provide only the translation without any explanations or additional text: В последний момент счастливое совпадение переломило ситуацию и спасло, казалось бы, безнадёжное дело."},{"role":"assistant","content":"At the eleventh hour, a fortuitous coincidence tipped the scales and salvaged what seemed like a lost cause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7];[Technical.$B$2];[$Translations.A117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Многие пытались гадать по листьям чая, разглядывая признаки экономического роста, но сигналы оставались туманными.&quot;},{&quot;role&quot;:&quot;assistant&quot;,&quot;content&quot;:&quot;Many sought to read the tea leaves for signs of economic recovery, but the signals remained as murky as ever.&quot;}]} " calcext:value-type="string">
            <text:p>{"messages":[{"role":"user","content":"Translate the following text from Russian to English. Provide only the translation without any explanations or additional text: Многие пытались гадать по листьям чая, разглядывая признаки экономического роста, но сигналы оставались туманными."},{"role":"assistant","content":"Many sought to read the tea leaves for signs of economic recovery, but the signals remained as murky as ever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8];[Technical.$B$2];[$Translations.A118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Будучи вечным противоречивым человеком, он плыл против течения общественного мнения, даже рискуя репутацией.&quot;},{&quot;role&quot;:&quot;assistant&quot;,&quot;content&quot;:&quot;Ever the contrarian, he swam against the tide of popular opinion, even when it meant risking his reputation.&quot;}]} " calcext:value-type="string">
            <text:p>{"messages":[{"role":"user","content":"Translate the following text from Russian to English. Provide only the translation without any explanations or additional text: Будучи вечным противоречивым человеком, он плыл против течения общественного мнения, даже рискуя репутацией."},{"role":"assistant","content":"Ever the contrarian, he swam against the tide of popular opinion, even when it meant risking his reputation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19];[Technical.$B$2];[$Translations.A119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Её попытки наладить отношения с бывшими коллегами остались без ответа и снова пробудили старые обиды.&quot;},{&quot;role&quot;:&quot;assistant&quot;,&quot;content&quot;:&quot;Her attempts to mend fences with former colleagues fell on deaf ears, reigniting long-dormant animosities.&quot;}]} " calcext:value-type="string">
            <text:p>{"messages":[{"role":"user","content":"Translate the following text from Russian to English. Provide only the translation without any explanations or additional text: Её попытки наладить отношения с бывшими коллегами остались без ответа и снова пробудили старые обиды."},{"role":"assistant","content":"Her attempts to mend fences with former colleagues fell on deaf ears, reigniting long-dormant animosities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20];[Technical.$B$2];[$Translations.A120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Документальный фильм проливает свет на безвестных героев, трудящихся за кулисами вне поля зрения широкой публики.&quot;},{&quot;role&quot;:&quot;assistant&quot;,&quot;content&quot;:&quot;The documentary shines a spotlight on the unsung heroes who toil behind the scenes, away from public recognition.&quot;}]} " calcext:value-type="string">
            <text:p>{"messages":[{"role":"user","content":"Translate the following text from Russian to English. Provide only the translation without any explanations or additional text: Документальный фильм проливает свет на безвестных героев, трудящихся за кулисами вне поля зрения широкой публики."},{"role":"assistant","content":"The documentary shines a spotlight on the unsung heroes who toil behind the scenes, away from public recognition."}]} </text:p>
          </table:table-cell>
          <table:table-cell table:number-columns-repeated="16383"/>
        </table:table-row>
        <table:table-row table:style-name="ro1">
          <table:table-cell table:formula="of:=COM.MICROSOFT.CONCAT([Technical.$A$2];[$Translations.B121];[Technical.$B$2];[$Translations.A121];[Technical.$C$2])" office:value-type="string" office:string-value="{&quot;messages&quot;:[{&quot;role&quot;:&quot;user&quot;,&quot;content&quot;:&quot;Translate the following text from Russian to English. Provide only the translation without any explanations or additional text: Оглядываясь назад, становится ясно, что тревожные признаки всегда были на виду.&quot;},{&quot;role&quot;:&quot;assistant&quot;,&quot;content&quot;:&quot;With the benefit of hindsight, it’s clear the warning signs were hiding in plain sight all along.&quot;}]} " calcext:value-type="string">
            <text:p>{"messages":[{"role":"user","content":"Translate the following text from Russian to English. Provide only the translation without any explanations or additional text: Оглядываясь назад, становится ясно, что тревожные признаки всегда были на виду."},{"role":"assistant","content":"With the benefit of hindsight, it’s clear the warning signs were hiding in plain sight all along."}]} </text:p>
          </table:table-cell>
          <table:table-cell table:number-columns-repeated="16383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2T10:33:15.360131500</meta:creation-date>
    <dc:date>2025-08-02T11:42:53.951165300</dc:date>
    <meta:editing-duration>PT57M</meta:editing-duration>
    <meta:editing-cycles>5</meta:editing-cycles>
    <meta:generator>LibreOffice/25.2.4.3$Windows_X86_64 LibreOffice_project/33e196637044ead23f5c3226cde09b47731f7e27</meta:generator>
    <meta:document-statistic meta:table-count="4" meta:cell-count="368" meta:object-count="0"/>
  </office:meta>
</office:document-meta>
</file>